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408cm"/>
    </style:style>
    <style:style style:name="Tabla1.B" style:family="table-column">
      <style:table-column-properties style:column-width="6.553cm"/>
    </style:style>
    <style:style style:name="Tabla1.C" style:family="table-column">
      <style:table-column-properties style:column-width="8.04cm"/>
    </style:style>
    <style:style style:name="Tabla1.A1" style:family="table-cell">
      <style:table-cell-properties style:vertical-align="middle" fo:padding-left="0cm" fo:padding-right="0cm" fo:padding-top="0.049cm" fo:padding-bottom="0.049cm" fo:border-left="none" fo:border-right="none" fo:border-top="0.75pt solid #e3e3e3" fo:border-bottom="0.75pt solid #e3e3e3"/>
    </style:style>
    <style:style style:name="Tabla1.C1" style:family="table-cell">
      <style:table-cell-properties style:vertical-align="middle" fo:padding="0.049cm" fo:border="0.05pt solid #e3e3e3"/>
    </style:style>
    <style:style style:name="Tabla1.A2" style:family="table-cell">
      <style:table-cell-properties style:vertical-align="middle" fo:padding-left="0cm" fo:padding-right="0cm" fo:padding-top="0cm" fo:padding-bottom="0.049cm" fo:border-left="none" fo:border-right="none" fo:border-top="none" fo:border-bottom="0.75pt solid #e3e3e3"/>
    </style:style>
    <style:style style:name="Tabla1.C2" style:family="table-cell">
      <style:table-cell-properties style:vertical-align="middle" fo:padding-left="0cm" fo:padding-right="0.049cm" fo:padding-top="0cm" fo:padding-bottom="0.049cm" fo:border-left="none" fo:border-right="0.75pt solid #e3e3e3" fo:border-top="none" fo:border-bottom="0.75pt solid #e3e3e3"/>
    </style:style>
    <style:style style:name="Tabla2" style:family="table">
      <style:table-properties style:width="17cm" table:align="left"/>
    </style:style>
    <style:style style:name="Tabla2.A" style:family="table-column">
      <style:table-column-properties style:column-width="2.247cm"/>
    </style:style>
    <style:style style:name="Tabla2.B" style:family="table-column">
      <style:table-column-properties style:column-width="7.089cm"/>
    </style:style>
    <style:style style:name="Tabla2.C" style:family="table-column">
      <style:table-column-properties style:column-width="7.664cm"/>
    </style:style>
    <style:style style:name="Tabla2.A1" style:family="table-cell">
      <style:table-cell-properties style:vertical-align="middle" fo:padding-left="0cm" fo:padding-right="0cm" fo:padding-top="0.049cm" fo:padding-bottom="0.049cm" fo:border-left="none" fo:border-right="none" fo:border-top="0.75pt solid #e3e3e3" fo:border-bottom="0.75pt solid #e3e3e3"/>
    </style:style>
    <style:style style:name="Tabla2.C1" style:family="table-cell">
      <style:table-cell-properties style:vertical-align="middle" fo:padding="0.049cm" fo:border="0.05pt solid #e3e3e3"/>
    </style:style>
    <style:style style:name="Tabla2.A2" style:family="table-cell">
      <style:table-cell-properties style:vertical-align="middle" fo:padding-left="0cm" fo:padding-right="0cm" fo:padding-top="0cm" fo:padding-bottom="0.049cm" fo:border-left="none" fo:border-right="none" fo:border-top="none" fo:border-bottom="0.75pt solid #e3e3e3"/>
    </style:style>
    <style:style style:name="Tabla2.C2" style:family="table-cell">
      <style:table-cell-properties style:vertical-align="middle" fo:padding-left="0cm" fo:padding-right="0.049cm" fo:padding-top="0cm" fo:padding-bottom="0.049cm" fo:border-left="none" fo:border-right="0.75pt solid #e3e3e3" fo:border-top="none" fo:border-bottom="0.75pt solid #e3e3e3"/>
    </style:style>
    <style:style style:name="P1" style:family="paragraph" style:parent-style-name="Header">
      <style:text-properties officeooo:rsid="0004e427" officeooo:paragraph-rsid="0004e427"/>
    </style:style>
    <style:style style:name="P2" style:family="paragraph" style:parent-style-name="Text_20_body">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Text_20_body">
      <style:paragraph-properties fo:margin-left="0cm" fo:margin-right="0cm" fo:margin-top="0cm" fo:margin-bottom="0cm" style:contextual-spacing="false" fo:text-indent="0cm" style:auto-text-indent="false" style:writing-mode="lr-tb"/>
    </style:style>
    <style:style style:name="P5" style:family="paragraph" style:parent-style-name="Text_20_body">
      <style:paragraph-properties fo:margin-left="0.635cm" fo:margin-right="0cm" fo:margin-top="0.423cm" fo:margin-bottom="0.247cm" style:contextual-spacing="false" fo:text-indent="0cm" style:auto-text-indent="false"/>
    </style:style>
    <style:style style:name="P6" style:family="paragraph" style:parent-style-name="Heading_20_2">
      <style:text-properties officeooo:paragraph-rsid="000bcf16"/>
    </style:style>
    <style:style style:name="P7" style:family="paragraph" style:parent-style-name="Text_20_body">
      <style:text-properties officeooo:paragraph-rsid="000bcf16"/>
    </style:style>
    <style:style style:name="P8" style:family="paragraph" style:parent-style-name="Heading_20_2">
      <style:paragraph-properties fo:margin-left="0cm" fo:margin-right="0cm" fo:margin-top="0cm" fo:margin-bottom="0cm" style:contextual-spacing="false" fo:text-indent="0cm" style:auto-text-indent="false" style:writing-mode="lr-tb"/>
      <style:text-properties loext:padding="0cm" loext:border="none"/>
    </style:style>
    <style:style style:name="P9" style:family="paragraph" style:parent-style-name="Standard">
      <style:paragraph-properties fo:margin-left="0cm" fo:margin-right="0cm" fo:text-indent="0cm" style:auto-text-indent="false"/>
      <style:text-properties loext:padding="0cm" loext:border="none"/>
    </style:style>
    <style:style style:name="P10" style:family="paragraph" style:parent-style-name="Standard">
      <style:paragraph-properties fo:margin-left="0cm" fo:margin-right="0cm" fo:margin-top="0cm" fo:margin-bottom="0.499cm" style:contextual-spacing="false" fo:text-indent="0cm" style:auto-text-indent="false"/>
      <style:text-properties loext:padding="0cm" loext:border="none"/>
    </style:style>
    <style:style style:name="P11" style:family="paragraph" style:parent-style-name="Heading_20_4">
      <style:paragraph-properties fo:margin-left="0.635cm" fo:margin-right="0cm" fo:margin-top="0cm" fo:margin-bottom="0cm" style:contextual-spacing="false" fo:text-indent="0cm" style:auto-text-indent="false"/>
      <style:text-properties loext:padding="0cm" loext:border="none"/>
    </style:style>
    <style:style style:name="P12" style:family="paragraph" style:parent-style-name="Table_20_Contents">
      <style:text-properties fo:font-size="2pt" style:font-size-asian="2pt" style:font-size-complex="2pt"/>
    </style:style>
    <style:style style:name="P13" style:family="paragraph" style:parent-style-name="Table_20_Contents">
      <style:paragraph-properties fo:margin-left="0cm" fo:margin-right="0cm" fo:text-indent="0cm" style:auto-text-indent="false"/>
      <style:text-properties fo:font-size="2pt" style:font-size-asian="2pt" style:font-size-complex="2pt"/>
    </style:style>
    <style:style style:name="P14" style:family="paragraph" style:parent-style-name="Table_20_Heading">
      <style:paragraph-properties fo:margin-left="0cm" fo:margin-right="0cm" fo:text-indent="0cm" style:auto-text-indent="false"/>
      <style:text-properties fo:font-size="2pt" style:font-size-asian="2pt" style:font-size-complex="2pt"/>
    </style:style>
    <style:style style:name="P15" style:family="paragraph" style:parent-style-name="Table_20_Contents">
      <style:paragraph-properties fo:margin-left="0cm" fo:margin-right="0cm" fo:line-height="125%" fo:text-indent="0cm" style:auto-text-indent="false"/>
    </style:style>
    <style:style style:name="P16" style:family="paragraph" style:parent-style-name="Table_20_Contents">
      <style:paragraph-properties fo:line-height="125%"/>
    </style:style>
    <style:style style:name="P17" style:family="paragraph" style:parent-style-name="Table_20_Heading">
      <style:paragraph-properties fo:margin-left="0cm" fo:margin-right="0cm" fo:text-align="start" style:justify-single-word="false" fo:text-indent="0cm" style:auto-text-indent="false"/>
    </style:style>
    <style:style style:name="P18" style:family="paragraph" style:parent-style-name="Text_20_body">
      <style:paragraph-properties fo:margin-left="0cm" fo:margin-right="0cm" fo:text-indent="0cm" style:auto-text-indent="false" style:writing-mode="lr-tb"/>
      <style:text-properties loext:padding-left="0.049cm" loext:padding-right="0cm" loext:padding-top="0.049cm" loext:padding-bottom="0.049cm" loext:border-left="0.06pt solid #000000" loext:border-right="none" loext:border-top="0.06pt solid #000000" loext:border-bottom="0.06pt solid #000000"/>
    </style:style>
    <style:style style:name="P19" style:family="paragraph" style:parent-style-name="Text_20_body">
      <style:paragraph-properties fo:break-before="page"/>
      <style:text-properties officeooo:rsid="0014687d" officeooo:paragraph-rsid="0014687d"/>
    </style:style>
    <style:style style:name="P20" style:family="paragraph" style:parent-style-name="Heading_20_1">
      <style:text-properties officeooo:rsid="0006d346" officeooo:paragraph-rsid="0006d346"/>
    </style:style>
    <style:style style:name="P21" style:family="paragraph" style:parent-style-name="Preformatted_20_Text" style:list-style-name="L14">
      <style:paragraph-properties fo:margin-left="0cm" fo:margin-right="0cm" fo:margin-top="0cm" fo:margin-bottom="0.499cm" style:contextual-spacing="false" fo:text-indent="0cm" style:auto-text-indent="false" fo:padding="0.049cm" fo:border="0.06pt solid #e3e3e3"/>
    </style:style>
    <style:style style:name="P22" style:family="paragraph" style:parent-style-name="Preformatted_20_Text" style:list-style-name="L14">
      <style:paragraph-properties fo:margin-left="0cm" fo:margin-right="0cm" fo:text-indent="0cm" style:auto-text-indent="false" fo:padding="0.049cm" fo:border="0.06pt solid #e3e3e3"/>
      <style:text-properties loext:padding="0.049cm" loext:border="0.06pt solid #e3e3e3"/>
    </style:style>
    <style:style style:name="P23" style:family="paragraph" style:parent-style-name="Preformatted_20_Text" style:list-style-name="L15">
      <style:paragraph-properties fo:margin-left="0cm" fo:margin-right="0cm" fo:text-indent="0cm" style:auto-text-indent="false" fo:padding="0.049cm" fo:border="0.06pt solid #e3e3e3"/>
      <style:text-properties loext:padding="0.049cm" loext:border="0.06pt solid #e3e3e3"/>
    </style:style>
    <style:style style:name="P24" style:family="paragraph" style:parent-style-name="Preformatted_20_Text" style:list-style-name="L16">
      <style:paragraph-properties fo:margin-left="0cm" fo:margin-right="0cm" fo:text-indent="0cm" style:auto-text-indent="false" fo:padding="0.049cm" fo:border="0.06pt solid #e3e3e3"/>
      <style:text-properties loext:padding="0.049cm" loext:border="0.06pt solid #e3e3e3"/>
    </style:style>
    <style:style style:name="P25" style:family="paragraph" style:parent-style-name="Preformatted_20_Text">
      <style:paragraph-properties fo:margin-left="0cm" fo:margin-right="0cm" fo:text-indent="0cm" style:auto-text-indent="false" fo:padding="0.049cm" fo:border="0.06pt solid #e3e3e3"/>
      <style:text-properties loext:padding="0.049cm" loext:border="0.06pt solid #e3e3e3"/>
    </style:style>
    <style:style style:name="P26" style:family="paragraph" style:parent-style-name="Preformatted_20_Text" style:list-style-name="L15">
      <style:paragraph-properties fo:margin-left="0cm" fo:margin-right="0cm" fo:margin-top="0cm" fo:margin-bottom="0.499cm" style:contextual-spacing="false" fo:text-indent="0cm" style:auto-text-indent="false" fo:padding="0.049cm" fo:border="0.06pt solid #e3e3e3"/>
    </style:style>
    <style:style style:name="P27" style:family="paragraph" style:parent-style-name="Preformatted_20_Text" style:list-style-name="L16">
      <style:paragraph-properties fo:margin-left="0cm" fo:margin-right="0cm" fo:margin-top="0cm" fo:margin-bottom="0.499cm" style:contextual-spacing="false" fo:text-indent="0cm" style:auto-text-indent="false" fo:padding="0.049cm" fo:border="0.06pt solid #e3e3e3"/>
    </style:style>
    <style:style style:name="P28" style:family="paragraph" style:parent-style-name="Preformatted_20_Text">
      <style:paragraph-properties fo:margin-left="0cm" fo:margin-right="0cm" fo:margin-top="0cm" fo:margin-bottom="0.499cm" style:contextual-spacing="false" fo:text-indent="0cm" style:auto-text-indent="false" fo:padding="0.049cm" fo:border="0.06pt solid #e3e3e3"/>
    </style:style>
    <style:style style:name="P29" style:family="paragraph" style:parent-style-name="Standard">
      <style:paragraph-properties fo:margin-left="0cm" fo:margin-right="0cm" fo:margin-top="0cm" fo:margin-bottom="0.499cm" style:contextual-spacing="false" fo:text-indent="0cm" style:auto-text-indent="false"/>
      <style:text-properties loext:padding="0.049cm" loext:border="0.06pt solid #e3e3e3"/>
    </style:style>
    <style:style style:name="P30" style:family="paragraph" style:parent-style-name="Standard">
      <style:paragraph-properties fo:break-before="page"/>
      <style:text-properties officeooo:rsid="00159112" officeooo:paragraph-rsid="0006d346" loext:padding="0.049cm" loext:border="0.06pt solid #e3e3e3"/>
    </style:style>
    <style:style style:name="P31" style:family="paragraph" style:parent-style-name="Table_20_Contents">
      <style:paragraph-properties fo:margin-left="0cm" fo:margin-right="0cm" fo:text-indent="0cm" style:auto-text-indent="false"/>
    </style:style>
    <style:style style:name="P32" style:family="paragraph" style:parent-style-name="Table_20_Heading">
      <style:paragraph-properties fo:margin-left="0cm" fo:margin-right="0cm" fo:text-indent="0cm" style:auto-text-indent="false"/>
    </style:style>
    <style:style style:name="P33" style:family="paragraph" style:parent-style-name="Text_20_body" style:list-style-name="L1">
      <style:paragraph-properties fo:margin-left="0cm" fo:margin-right="0cm" fo:margin-top="0.106cm" fo:margin-bottom="0.106cm" style:contextual-spacing="false" fo:text-indent="0cm" style:auto-text-indent="false" style:writing-mode="lr-tb"/>
    </style:style>
    <style:style style:name="P34" style:family="paragraph" style:parent-style-name="Text_20_body" style:list-style-name="L2">
      <style:paragraph-properties fo:margin-left="0cm" fo:margin-right="0cm" fo:margin-top="0.106cm" fo:margin-bottom="0.106cm" style:contextual-spacing="false" fo:text-indent="0cm" style:auto-text-indent="false" style:writing-mode="lr-tb"/>
    </style:style>
    <style:style style:name="P35" style:family="paragraph" style:parent-style-name="Text_20_body" style:list-style-name="L3">
      <style:paragraph-properties fo:margin-left="0cm" fo:margin-right="0cm" fo:margin-top="0.106cm" fo:margin-bottom="0.106cm" style:contextual-spacing="false" fo:text-indent="0cm" style:auto-text-indent="false" style:writing-mode="lr-tb"/>
    </style:style>
    <style:style style:name="P36" style:family="paragraph" style:parent-style-name="Text_20_body" style:list-style-name="L4">
      <style:paragraph-properties fo:margin-left="0cm" fo:margin-right="0cm" fo:margin-top="0.106cm" fo:margin-bottom="0.106cm" style:contextual-spacing="false" fo:text-indent="0cm" style:auto-text-indent="false" style:writing-mode="lr-tb"/>
    </style:style>
    <style:style style:name="P37" style:family="paragraph" style:parent-style-name="Text_20_body" style:list-style-name="L5">
      <style:paragraph-properties fo:margin-left="0cm" fo:margin-right="0cm" fo:margin-top="0.106cm" fo:margin-bottom="0.106cm" style:contextual-spacing="false" fo:text-indent="0cm" style:auto-text-indent="false" style:writing-mode="lr-tb"/>
    </style:style>
    <style:style style:name="P38" style:family="paragraph" style:parent-style-name="Text_20_body" style:list-style-name="L6">
      <style:paragraph-properties fo:margin-left="0cm" fo:margin-right="0cm" fo:margin-top="0.106cm" fo:margin-bottom="0.106cm" style:contextual-spacing="false" fo:text-indent="0cm" style:auto-text-indent="false" style:writing-mode="lr-tb"/>
    </style:style>
    <style:style style:name="P39" style:family="paragraph" style:parent-style-name="Text_20_body" style:list-style-name="L7">
      <style:paragraph-properties fo:margin-left="0cm" fo:margin-right="0cm" fo:margin-top="0cm" fo:margin-bottom="0cm" style:contextual-spacing="false" fo:text-indent="0cm" style:auto-text-indent="false" style:writing-mode="lr-tb"/>
      <style:text-properties loext:padding="0cm" loext:border="none"/>
    </style:style>
    <style:style style:name="P40" style:family="paragraph" style:parent-style-name="Text_20_body" style:list-style-name="L8">
      <style:paragraph-properties fo:margin-left="0cm" fo:margin-right="0cm" fo:margin-top="0cm" fo:margin-bottom="0cm" style:contextual-spacing="false" fo:text-indent="0cm" style:auto-text-indent="false" style:writing-mode="lr-tb"/>
      <style:text-properties loext:padding="0cm" loext:border="none"/>
    </style:style>
    <style:style style:name="P41" style:family="paragraph" style:parent-style-name="Text_20_body" style:list-style-name="L8">
      <style:paragraph-properties fo:margin-left="0cm" fo:margin-right="0cm" fo:margin-top="0cm" fo:margin-bottom="0cm" style:contextual-spacing="false" fo:text-indent="0cm" style:auto-text-indent="false" style:writing-mode="lr-tb"/>
    </style:style>
    <style:style style:name="P42" style:family="paragraph" style:parent-style-name="Text_20_body" style:list-style-name="L9">
      <style:paragraph-properties fo:margin-left="0.635cm" fo:margin-right="0cm" fo:margin-top="0.423cm" fo:margin-bottom="0.247cm" style:contextual-spacing="false" fo:text-indent="0cm" style:auto-text-indent="false" fo:padding="0cm" fo:border="none"/>
    </style:style>
    <style:style style:name="P43" style:family="paragraph" style:parent-style-name="Text_20_body" style:list-style-name="L10">
      <style:text-properties officeooo:rsid="0014687d" officeooo:paragraph-rsid="0014687d" fo:background-color="#ffff00"/>
    </style:style>
    <style:style style:name="P44" style:family="paragraph" style:parent-style-name="Text_20_body" style:list-style-name="L10">
      <style:text-properties officeooo:rsid="0014687d" officeooo:paragraph-rsid="0014687d"/>
    </style:style>
    <style:style style:name="P45" style:family="paragraph" style:parent-style-name="Text_20_body" style:list-style-name="L10">
      <style:text-properties officeooo:rsid="00159112" officeooo:paragraph-rsid="00159112"/>
    </style:style>
    <style:style style:name="P46" style:family="paragraph" style:parent-style-name="Text_20_body">
      <style:text-properties officeooo:rsid="00159112" officeooo:paragraph-rsid="0006d346"/>
    </style:style>
    <style:style style:name="P47" style:family="paragraph" style:parent-style-name="Text_20_body">
      <style:text-properties officeooo:rsid="00159112" officeooo:paragraph-rsid="0006d346" loext:padding="0.049cm" loext:border="0.06pt solid #e3e3e3"/>
    </style:style>
    <style:style style:name="P48" style:family="paragraph" style:parent-style-name="Text_20_body">
      <style:paragraph-properties fo:margin-left="0cm" fo:margin-right="0cm" fo:text-indent="0cm" style:auto-text-indent="false" fo:padding="0.049cm" fo:border="0.06pt solid #e3e3e3"/>
    </style:style>
    <style:style style:name="P49" style:family="paragraph" style:parent-style-name="Text_20_body">
      <style:paragraph-properties fo:margin-left="0cm" fo:margin-right="0cm" fo:text-indent="0cm" style:auto-text-indent="false"/>
      <style:text-properties loext:padding="0.049cm" loext:border="0.06pt solid #e3e3e3"/>
    </style:style>
    <style:style style:name="P50"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51"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52" style:family="paragraph" style:parent-style-name="Text_20_body" style:list-style-name="L14">
      <style:paragraph-properties fo:margin-left="0cm" fo:margin-right="0cm" fo:text-indent="0cm" style:auto-text-indent="false" fo:padding="0.049cm" fo:border="0.06pt solid #e3e3e3"/>
      <style:text-properties loext:padding="0.049cm" loext:border="0.06pt solid #e3e3e3"/>
    </style:style>
    <style:style style:name="P53" style:family="paragraph" style:parent-style-name="Text_20_body" style:list-style-name="L15">
      <style:paragraph-properties fo:margin-left="0cm" fo:margin-right="0cm" fo:text-indent="0cm" style:auto-text-indent="false" fo:padding="0.049cm" fo:border="0.06pt solid #e3e3e3"/>
      <style:text-properties loext:padding="0.049cm" loext:border="0.06pt solid #e3e3e3"/>
    </style:style>
    <style:style style:name="P54" style:family="paragraph" style:parent-style-name="Text_20_body" style:list-style-name="L11">
      <style:paragraph-properties fo:margin-left="0cm" fo:margin-right="0cm" fo:text-indent="0cm" style:auto-text-indent="false" fo:padding="0.049cm" fo:border="0.06pt solid #e3e3e3"/>
    </style:style>
    <style:style style:name="P55" style:family="paragraph" style:parent-style-name="Text_20_body" style:list-style-name="L12">
      <style:paragraph-properties fo:margin-left="0cm" fo:margin-right="0cm" fo:text-indent="0cm" style:auto-text-indent="false" fo:padding="0.049cm" fo:border="0.06pt solid #e3e3e3"/>
    </style:style>
    <style:style style:name="P56" style:family="paragraph" style:parent-style-name="Text_20_body" style:list-style-name="L13">
      <style:paragraph-properties fo:margin-left="0cm" fo:margin-right="0cm" fo:text-indent="0cm" style:auto-text-indent="false" fo:padding="0.049cm" fo:border="0.06pt solid #e3e3e3"/>
    </style:style>
    <style:style style:name="P57" style:family="paragraph" style:parent-style-name="Text_20_body" style:list-style-name="L14">
      <style:paragraph-properties fo:margin-left="0cm" fo:margin-right="0cm" fo:text-indent="0cm" style:auto-text-indent="false" fo:padding="0.049cm" fo:border="0.06pt solid #e3e3e3"/>
    </style:style>
    <style:style style:name="P58" style:family="paragraph" style:parent-style-name="Text_20_body" style:list-style-name="L15">
      <style:paragraph-properties fo:margin-left="0cm" fo:margin-right="0cm" fo:text-indent="0cm" style:auto-text-indent="false" fo:padding="0.049cm" fo:border="0.06pt solid #e3e3e3"/>
    </style:style>
    <style:style style:name="P59" style:family="paragraph" style:parent-style-name="Text_20_body" style:list-style-name="L16">
      <style:paragraph-properties fo:margin-left="0cm" fo:margin-right="0cm" fo:text-indent="0cm" style:auto-text-indent="false" fo:padding="0.049cm" fo:border="0.06pt solid #e3e3e3"/>
    </style:style>
    <style:style style:name="P60" style:family="paragraph" style:parent-style-name="Text_20_body" style:list-style-name="L17">
      <style:paragraph-properties fo:margin-left="0cm" fo:margin-right="0cm" fo:margin-top="0cm" fo:margin-bottom="0cm" style:contextual-spacing="false" fo:text-indent="0cm" style:auto-text-indent="false" fo:padding="0.049cm" fo:border="0.06pt solid #e3e3e3"/>
    </style:style>
    <style:style style:name="P61" style:family="paragraph" style:parent-style-name="Text_20_body" style:list-style-name="L17">
      <style:paragraph-properties fo:margin-left="0cm" fo:margin-right="0cm" fo:text-indent="0cm" style:auto-text-indent="false" fo:padding="0.049cm" fo:border="0.06pt solid #e3e3e3"/>
    </style:style>
    <style:style style:name="P62" style:family="paragraph" style:parent-style-name="Text_20_body" style:list-style-name="L18">
      <style:paragraph-properties fo:margin-left="0cm" fo:margin-right="0cm" fo:text-indent="0cm" style:auto-text-indent="false" fo:padding="0.049cm" fo:border="0.06pt solid #e3e3e3"/>
    </style:style>
    <style:style style:name="P63" style:family="paragraph" style:parent-style-name="Text_20_body" style:list-style-name="L19">
      <style:paragraph-properties fo:margin-left="0cm" fo:margin-right="0cm" fo:text-indent="0cm" style:auto-text-indent="false" fo:padding="0.049cm" fo:border="0.06pt solid #e3e3e3"/>
    </style:style>
    <style:style style:name="P64" style:family="paragraph" style:parent-style-name="Text_20_body" style:list-style-name="L20">
      <style:paragraph-properties fo:margin-left="0cm" fo:margin-right="0cm" fo:text-indent="0cm" style:auto-text-indent="false" fo:padding="0.049cm" fo:border="0.06pt solid #e3e3e3"/>
    </style:style>
    <style:style style:name="P65" style:family="paragraph" style:parent-style-name="Text_20_body" style:list-style-name="L21">
      <style:paragraph-properties fo:margin-left="0cm" fo:margin-right="0cm" fo:text-indent="0cm" style:auto-text-indent="false" fo:padding="0.049cm" fo:border="0.06pt solid #e3e3e3"/>
    </style:style>
    <style:style style:name="P66" style:family="paragraph" style:parent-style-name="Text_20_body" style:list-style-name="L22">
      <style:paragraph-properties fo:margin-left="0cm" fo:margin-right="0cm" fo:text-indent="0cm" style:auto-text-indent="false" fo:padding="0.049cm" fo:border="0.06pt solid #e3e3e3"/>
    </style:style>
    <style:style style:name="P67" style:family="paragraph" style:parent-style-name="Text_20_body" style:list-style-name="L23">
      <style:paragraph-properties fo:margin-left="0cm" fo:margin-right="0cm" fo:text-indent="0cm" style:auto-text-indent="false" fo:padding="0.049cm" fo:border="0.06pt solid #e3e3e3"/>
    </style:style>
    <style:style style:name="P68" style:family="paragraph" style:parent-style-name="Text_20_body" style:list-style-name="L24">
      <style:paragraph-properties fo:margin-left="0cm" fo:margin-right="0cm" fo:margin-top="0cm" fo:margin-bottom="0cm" style:contextual-spacing="false" fo:text-indent="0cm" style:auto-text-indent="false" fo:padding="0.049cm" fo:border="0.06pt solid #e3e3e3"/>
    </style:style>
    <style:style style:name="P69" style:family="paragraph" style:parent-style-name="Text_20_body" style:list-style-name="L24">
      <style:paragraph-properties fo:margin-left="0cm" fo:margin-right="0cm" fo:text-indent="0cm" style:auto-text-indent="false" fo:padding="0.049cm" fo:border="0.06pt solid #e3e3e3"/>
    </style:style>
    <style:style style:name="P70" style:family="paragraph" style:parent-style-name="Text_20_body" style:list-style-name="L25">
      <style:paragraph-properties fo:margin-left="0cm" fo:margin-right="0cm" fo:text-indent="0cm" style:auto-text-indent="false" fo:padding="0.049cm" fo:border="0.06pt solid #e3e3e3"/>
    </style:style>
    <style:style style:name="P71" style:family="paragraph" style:parent-style-name="Text_20_body" style:list-style-name="L26">
      <style:paragraph-properties fo:margin-left="0cm" fo:margin-right="0cm" fo:margin-top="0cm" fo:margin-bottom="0cm" style:contextual-spacing="false" fo:text-indent="0cm" style:auto-text-indent="false" fo:padding="0.049cm" fo:border="0.06pt solid #e3e3e3"/>
    </style:style>
    <style:style style:name="P72" style:family="paragraph" style:parent-style-name="Text_20_body" style:list-style-name="L26">
      <style:paragraph-properties fo:margin-left="0cm" fo:margin-right="0cm" fo:text-indent="0cm" style:auto-text-indent="false" fo:padding="0.049cm" fo:border="0.06pt solid #e3e3e3"/>
    </style:style>
    <style:style style:name="P73" style:family="paragraph" style:parent-style-name="Text_20_body" style:list-style-name="L27">
      <style:paragraph-properties fo:margin-left="0cm" fo:margin-right="0cm" fo:text-indent="0cm" style:auto-text-indent="false" fo:padding="0.049cm" fo:border="0.06pt solid #e3e3e3"/>
    </style:style>
    <style:style style:name="P74" style:family="paragraph" style:parent-style-name="Text_20_body" style:list-style-name="L28">
      <style:paragraph-properties fo:margin-left="0cm" fo:margin-right="0cm" fo:margin-top="0cm" fo:margin-bottom="0cm" style:contextual-spacing="false" fo:text-indent="0cm" style:auto-text-indent="false" fo:padding="0.049cm" fo:border="0.06pt solid #e3e3e3"/>
    </style:style>
    <style:style style:name="P75" style:family="paragraph" style:parent-style-name="Text_20_body" style:list-style-name="L28">
      <style:paragraph-properties fo:margin-left="0cm" fo:margin-right="0cm" fo:text-indent="0cm" style:auto-text-indent="false" fo:padding="0.049cm" fo:border="0.06pt solid #e3e3e3"/>
    </style:style>
    <style:style style:name="T1" style:family="text">
      <style:text-properties officeooo:rsid="000bcf16"/>
    </style:style>
    <style:style style:name="T2" style:family="text">
      <style:text-properties loext:padding="0cm" loext:border="none"/>
    </style:style>
    <style:style style:name="T3" style:family="text">
      <style:text-properties officeooo:rsid="0011cc75"/>
    </style:style>
    <style:style style:name="T4" style:family="text">
      <style:text-properties officeooo:rsid="001847a0"/>
    </style:style>
    <style:style style:name="T5" style:family="text">
      <style:text-properties fo:background-color="#ffff00" loext:char-shading-value="0"/>
    </style:style>
    <style:style style:name="T6" style:family="text">
      <style:text-properties officeooo:rsid="00189ea1"/>
    </style:style>
    <style:style style:name="T7" style:family="text">
      <style:text-properties loext:padding="0.049cm" loext:border="0.06pt solid #e3e3e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23" text:anchor-type="page" text:anchor-page-number="1" svg:x="0.635cm" svg:y="0.635cm" svg:width="1.27cm" draw:z-index="14">
        <draw:text-box fo:min-height="1.27cm">
          <text:p text:style-name="P2"/>
        </draw:text-box>
      </draw:frame>
      <draw:frame draw:style-name="fr1" draw:name="Marco21" text:anchor-type="page" text:anchor-page-number="1" svg:x="0.635cm" svg:y="0.635cm" svg:width="1.27cm" draw:z-index="13">
        <draw:text-box fo:min-height="1.27cm">
          <text:p text:style-name="P2"/>
        </draw:text-box>
      </draw:frame>
      <draw:frame draw:style-name="fr1" draw:name="Marco15" text:anchor-type="page" text:anchor-page-number="1" svg:x="0.635cm" svg:y="0.635cm" svg:width="1.27cm" draw:z-index="12">
        <draw:text-box fo:min-height="1.27cm">
          <text:p text:style-name="P2"/>
        </draw:text-box>
      </draw:frame>
      <draw:frame draw:style-name="fr1" draw:name="Marco13" text:anchor-type="page" text:anchor-page-number="1" svg:x="0.635cm" svg:y="0.635cm" svg:width="1.27cm" draw:z-index="11">
        <draw:text-box fo:min-height="1.27cm">
          <text:p text:style-name="P2"/>
        </draw:text-box>
      </draw:frame>
      <draw:frame draw:style-name="fr1" draw:name="Marco9" text:anchor-type="page" text:anchor-page-number="1" svg:x="0.635cm" svg:y="0.635cm" svg:width="1.27cm" draw:z-index="10">
        <draw:text-box fo:min-height="1.27cm">
          <text:p text:style-name="P2"/>
        </draw:text-box>
      </draw:frame>
      <draw:frame draw:style-name="fr1" draw:name="Marco7" text:anchor-type="page" text:anchor-page-number="1" svg:x="0.635cm" svg:y="0.635cm" svg:width="1.27cm" draw:z-index="9">
        <draw:text-box fo:min-height="1.27cm">
          <text:p text:style-name="P2"/>
        </draw:text-box>
      </draw:frame>
      <draw:frame draw:style-name="fr1" draw:name="Marco5" text:anchor-type="page" text:anchor-page-number="1" svg:x="0.635cm" svg:y="0.635cm" svg:width="1.27cm" draw:z-index="8">
        <draw:text-box fo:min-height="1.27cm">
          <text:p text:style-name="P2"/>
        </draw:text-box>
      </draw:frame>
      <draw:frame draw:style-name="fr1" draw:name="Marco1" text:anchor-type="page" text:anchor-page-number="1" svg:x="0.635cm" svg:y="0.635cm" svg:width="1.27cm" draw:z-index="7">
        <draw:text-box fo:min-height="1.27cm">
          <text:p text:style-name="P2"/>
        </draw:text-box>
      </draw:frame>
      <draw:frame draw:style-name="fr1" draw:name="Marco26" text:anchor-type="page" text:anchor-page-number="1" svg:x="0.635cm" svg:y="0.635cm" svg:width="1.27cm" draw:z-index="3">
        <draw:text-box fo:min-height="1.27cm">
          <text:p text:style-name="P2"/>
        </draw:text-box>
      </draw:frame>
      <draw:frame draw:style-name="fr1" draw:name="Marco19" text:anchor-type="page" text:anchor-page-number="1" svg:x="0.635cm" svg:y="0.635cm" svg:width="1.27cm" draw:z-index="2">
        <draw:text-box fo:min-height="1.27cm">
          <text:p text:style-name="P2"/>
        </draw:text-box>
      </draw:frame>
      <draw:frame draw:style-name="fr1" draw:name="Marco12" text:anchor-type="page" text:anchor-page-number="1" svg:x="0.635cm" svg:y="0.635cm" svg:width="1.27cm" draw:z-index="1">
        <draw:text-box fo:min-height="1.27cm">
          <text:p text:style-name="P2"/>
        </draw:text-box>
      </draw:frame>
      <draw:frame draw:style-name="fr1" draw:name="Marco2" text:anchor-type="page" text:anchor-page-number="1" svg:x="0.635cm" svg:y="0.635cm" svg:width="1.27cm" draw:z-index="0">
        <draw:text-box fo:min-height="1.27cm">
          <text:p text:style-name="P2"/>
        </draw:text-box>
      </draw:frame>
      <draw:frame draw:style-name="fr1" draw:name="Marco4" text:anchor-type="page" text:anchor-page-number="1" svg:x="0.635cm" svg:y="0.635cm" svg:width="1.27cm" draw:z-index="4">
        <draw:text-box fo:min-height="1.27cm">
          <text:p text:style-name="P2"/>
        </draw:text-box>
      </draw:frame>
      <draw:frame draw:style-name="fr1" draw:name="Marco10" text:anchor-type="page" text:anchor-page-number="1" svg:x="0.635cm" svg:y="0.635cm" svg:width="1.27cm" draw:z-index="5">
        <draw:text-box fo:min-height="1.27cm">
          <text:p text:style-name="P2"/>
        </draw:text-box>
      </draw:frame>
      <draw:frame draw:style-name="fr1" draw:name="Marco18" text:anchor-type="page" text:anchor-page-number="1" svg:x="0.635cm" svg:y="0.635cm" svg:width="1.27cm" draw:z-index="6">
        <draw:text-box fo:min-height="1.27cm">
          <text:p text:style-name="P2"/>
        </draw:text-box>
      </draw:frame>
      <draw:frame draw:style-name="fr1" draw:name="Marco3" text:anchor-type="page" text:anchor-page-number="1" svg:x="0.635cm" svg:y="0.635cm" svg:width="1.27cm" draw:z-index="15">
        <draw:text-box fo:min-height="1.27cm">
          <text:p text:style-name="P2"/>
        </draw:text-box>
      </draw:frame>
      <text:h text:style-name="P20" text:outline-level="1"><text:span text:style-name="T6">03</text:span>-<text:span text:style-name="T6">3</text:span>-2024</text:h>
      <text:p text:style-name="P47"><text:line-break/>En el contexto de la pila de protocolos TCP/IP, los puertos son números de identificación utilizados para direccionar datos a aplicaciones específicas en un dispositivo dentro de una red. Los puertos trabajan en conjunto con los protocolos de la capa de transporte, como el Protocolo de Control de Transmisión (TCP) y el Protocolo de Datagramas de Usuario (UDP).</text:p>
      <text:p text:style-name="P50">Existen dos tipos principales de puertos en la pila TCP/IP:</text:p>
      <text:list text:style-name="L11">
        <text:list-item>
          <text:p text:style-name="P54"><text:span text:style-name="Strong_20_Emphasis"><text:span text:style-name="T7">Puertos TCP (Transmission Control Protocol)</text:span></text:span><text:span text:style-name="T7">: TCP es un protocolo orientado a la conexión que proporciona una comunicación confiable y ordenada entre aplicaciones en dispositivos de una red. Cada conexión TCP se identifica mediante una combinación de dirección IP y un número de puerto TCP. Los puertos TCP son utilizados por aplicaciones que necesitan una comunicación confiable y ordenada, como la transferencia de archivos (FTP), el correo electrónico (SMTP, POP3, IMAP), el acceso remoto (SSH), la navegación web (HTTP), entre otros.</text:span></text:p>
        </text:list-item>
        <text:list-item>
          <text:p text:style-name="P54"><text:span text:style-name="Strong_20_Emphasis"><text:span text:style-name="T7">Puertos UDP (User Datagram Protocol)</text:span></text:span><text:span text:style-name="T7">: UDP es un protocolo sin conexión que proporciona una comunicación no confiable y no ordenada entre aplicaciones en dispositivos de una red. A diferencia de TCP, UDP no establece una conexión antes de enviar datos y no garantiza la entrega ordenada o confiable de los mismos. Los puertos UDP son utilizados por aplicaciones que no requieren una comunicación confiable o que necesitan una latencia más baja, como la transmisión de medios en tiempo real (VoIP, videoconferencia), los juegos en línea, el servicio de nombres de dominio (DNS), entre otros.</text:span></text:p>
        </text:list-item>
      </text:list>
      <text:p text:style-name="P50">Los puertos TCP y UDP se utilizan para permitir que múltiples aplicaciones se comuniquen a través de una misma dirección IP en un dispositivo. Cada aplicación tiene asignado un número de puerto específico en el rango de 0 a 65535. Los puertos del rango 0 al 1023 se conocen como "puertos bien conocidos" y están reservados para servicios estándar, mientras que los puertos del rango 1024 al 49151 se denominan "puertos registrados" y están asignados a aplicaciones específicas por la Internet Assigned Numbers Authority (IANA). Los puertos del rango 49152 al 65535 se conocen como "puertos dinámicos" y son utilizados por aplicaciones temporales o efímeras.</text:p>
      <text:p text:style-name="P51"/>
      <text:p text:style-name="P51"/>
      <text:p text:style-name="P51"><text:soft-page-break/>En qué se diferencian las aplicaciones RPC de las aplicaciones que no usan llamadas a procedimientos remotos </text:p>
      <text:p text:style-name="P49">ChatGPT</text:p>
      <text:p text:style-name="P50">Las aplicaciones que utilizan llamadas a procedimientos remotos (RPC, Remote Procedure Call) difieren de las aplicaciones que no lo hacen principalmente en la forma en que se comunican y en cómo acceden a los recursos o servicios en una red.</text:p>
      <text:list text:style-name="L12">
        <text:list-item>
          <text:p text:style-name="P55"><text:span text:style-name="Strong_20_Emphasis"><text:span text:style-name="T7">Comunicación</text:span></text:span><text:span text:style-name="T7">: Las aplicaciones que utilizan RPC se comunican a través de la red mediante llamadas a procedimientos remotos. Esto significa que una aplicación puede invocar una función o procedimiento en un sistema remoto de manera transparente, como si fuera una llamada local, y obtener los resultados de vuelta. En contraste, las aplicaciones que no utilizan RPC pueden comunicarse de diversas formas, como a través de intercambio de mensajes, sockets de red, solicitudes HTTP, entre otros.</text:span></text:p>
        </text:list-item>
        <text:list-item>
          <text:p text:style-name="P55"><text:span text:style-name="Strong_20_Emphasis"><text:span text:style-name="T7">Acceso a recursos remotos</text:span></text:span><text:span text:style-name="T7">: Las aplicaciones que utilizan RPC pueden acceder y utilizar recursos o servicios que residen en sistemas remotos como si estuvieran locales. Por ejemplo, una aplicación cliente puede invocar una función o método en un servidor remoto para realizar ciertas operaciones, como acceso a datos o ejecución de procesos. Las aplicaciones que no utilizan RPC pueden acceder a recursos remotos también, pero pueden hacerlo de formas diferentes, como mediante solicitudes HTTP a una API web o mediante el uso de protocolos de transferencia de archivos como FTP.</text:span></text:p>
        </text:list-item>
        <text:list-item>
          <text:p text:style-name="P55"><text:span text:style-name="Strong_20_Emphasis"><text:span text:style-name="T7">Transparencia</text:span></text:span><text:span text:style-name="T7">: Las aplicaciones que utilizan RPC a menudo intentan ocultar la complejidad de la comunicación y el acceso a recursos remotos, proporcionando una interfaz que parece local para el programador. Esto significa que el desarrollador puede llamar a funciones o procedimientos en sistemas remotos de manera similar a como lo haría con funciones locales. En contraste, las aplicaciones que no utilizan RPC pueden requerir que el programador maneje explícitamente la comunicación y la interacción con los recursos remotos.</text:span></text:p>
        </text:list-item>
      </text:list>
      <text:p text:style-name="P50">En resumen, las aplicaciones que utilizan RPC se basan en el concepto de invocación remota de procedimientos para comunicarse y acceder a recursos en sistemas remotos, mientras que las aplicaciones que no lo hacen pueden utilizar otros mecanismos de comunicación y acceso a recursos, como mensajes, solicitudes web, etc.</text:p>
      <text:p text:style-name="P51"/>
      <text:p text:style-name="P51"/>
      <text:p text:style-name="P51"/>
      <text:p text:style-name="P51"/>
      <text:p text:style-name="P51"><text:soft-page-break/>Explica que son los sniffers de red y que requisitos se han de tener</text:p>
      <text:p text:style-name="P49">ChatGPT</text:p>
      <text:p text:style-name="P50">Los sniffers de red son herramientas de software diseñadas para capturar y analizar el tráfico de una red. Estas herramientas interceptan y registran los paquetes de datos que viajan a través de la red, lo que les permite a los administradores de red o a los usuarios examinar el tráfico en busca de información útil, como protocolos utilizados, direcciones IP de origen y destino, tipos de datos transmitidos, entre otros.</text:p>
      <text:p text:style-name="P50">Los requisitos para utilizar un sniffer de red dependen del propósito y el contexto en el que se va a utilizar, pero generalmente incluyen:</text:p>
      <text:list text:style-name="L13">
        <text:list-item>
          <text:p text:style-name="P56"><text:span text:style-name="Strong_20_Emphasis"><text:span text:style-name="T7">Acceso a la red</text:span></text:span><text:span text:style-name="T7">: Para capturar el tráfico de red, se requiere acceso a la red que se desea monitorear. Esto puede ser a través de una conexión física al equipo de red (como un switch o un router) o mediante una conexión inalámbrica si se está monitoreando una red Wi-Fi.</text:span></text:p>
        </text:list-item>
        <text:list-item>
          <text:p text:style-name="P56"><text:span text:style-name="Strong_20_Emphasis"><text:span text:style-name="T7">Permiso y autorización</text:span></text:span><text:span text:style-name="T7">: En muchos entornos, el uso de sniffers de red puede estar sujeto a políticas y regulaciones de seguridad. Es importante obtener permiso y autorización adecuados antes de utilizar un sniffer de red, especialmente en entornos empresariales o institucionales.</text:span></text:p>
        </text:list-item>
        <text:list-item>
          <text:p text:style-name="P56"><text:span text:style-name="Strong_20_Emphasis"><text:span text:style-name="T7">Herramienta de sniffer de red</text:span></text:span><text:span text:style-name="T7">: Se requiere un software específico de sniffer de red para capturar y analizar el tráfico. Hay una variedad de herramientas disponibles, tanto comerciales como de código abierto, que ofrecen diferentes características y funcionalidades.</text:span></text:p>
        </text:list-item>
        <text:list-item>
          <text:p text:style-name="P56"><text:span text:style-name="Strong_20_Emphasis"><text:span text:style-name="T7">Conocimientos técnicos</text:span></text:span><text:span text:style-name="T7">: Para utilizar eficazmente un sniffer de red, se necesita tener cierto nivel de conocimiento técnico sobre redes y protocolos de comunicación. Esto incluye entender cómo funcionan los protocolos de red, interpretar los datos capturados y saber cómo configurar y utilizar la herramienta de sniffer de manera efectiva.</text:span></text:p>
        </text:list-item>
        <text:list-item>
          <text:p text:style-name="P56"><text:span text:style-name="Strong_20_Emphasis"><text:span text:style-name="T7">Capacidad de análisis</text:span></text:span><text:span text:style-name="T7">: Además de simplemente capturar datos, se requiere la capacidad de analizar y entender la información obtenida. Esto puede implicar identificar patrones de tráfico, detectar problemas de red, analizar el rendimiento de la red, entre otras cosas.</text:span></text:p>
        </text:list-item>
      </text:list>
      <text:p text:style-name="P50">En resumen, los sniffers de red son herramientas útiles para monitorear y analizar el tráfico en una red, pero su uso requiere acceso a la red, permisos adecuados, herramientas de software especializadas, conocimientos técnicos y capacidad de análisis. Es importante utilizarlos de manera ética y legal, respetando la privacidad y la seguridad de la red y sus usuarios.</text:p>
      <text:p text:style-name="P51"/>
      <text:p text:style-name="P51"><text:soft-page-break/>Define qué es wireshark y pon ejemplos de filtros de captura (captura de icmp desde una IPconcreta, tráfico a un puerto en particular (7,13,19), conversación entre dos hosts, ...)</text:p>
      <text:p text:style-name="P49">ChatGPT</text:p>
      <text:p text:style-name="P50">Wireshark es una herramienta de análisis de redes de código abierto y multiplataforma. Anteriormente conocido como Ethereal, Wireshark permite capturar y visualizar el tráfico de red en tiempo real, así como también analizar paquetes capturados previamente. Es una herramienta ampliamente utilizada por administradores de red, investigadores de seguridad y profesionales de TI para diagnosticar problemas de red, analizar la seguridad de la red y realizar tareas de depuración de protocolos.</text:p>
      <text:p text:style-name="P50">Ejemplos de filtros de captura comunes en Wireshark:</text:p>
      <text:list text:style-name="L14">
        <text:list-item>
          <text:p text:style-name="P57"><text:span text:style-name="Strong_20_Emphasis"><text:span text:style-name="T7">Captura de ICMP desde una IP concreta</text:span></text:span><text:span text:style-name="T7">:</text:span></text:p>
          <text:p text:style-name="P22">cssCopy code</text:p>
          <text:p text:style-name="P21"><text:span text:style-name="Source_20_Text"><text:span text:style-name="T7">ip.src == [IP_concreta] and icmp</text:span></text:span></text:p>
          <text:p text:style-name="P57"><text:span text:style-name="T7">Este filtro captura todos los paquetes ICMP (ping, por ejemplo) que tienen como origen la dirección IP específica </text:span><text:span text:style-name="Source_20_Text"><text:span text:style-name="T7">[IP_concreta]</text:span></text:span><text:span text:style-name="T7">.</text:span></text:p>
        </text:list-item>
        <text:list-item>
          <text:p text:style-name="P57"><text:span text:style-name="Strong_20_Emphasis"><text:span text:style-name="T7">Tráfico a un puerto en particular</text:span></text:span><text:span text:style-name="T7"> (por ejemplo, puertos 7, 13 y 19):</text:span></text:p>
          <text:p text:style-name="P22">Copy code</text:p>
          <text:p text:style-name="P21"><text:span text:style-name="Source_20_Text"><text:span text:style-name="T7">tcp.port == 7 or tcp.port == 13 or tcp.port == 19 or udp.port == 7 or udp.port == 13 or udp.port == 19</text:span></text:span></text:p>
          <text:p text:style-name="P52">Este filtro captura todos los paquetes TCP y UDP que están destinados a los puertos 7, 13 o 19.</text:p>
        </text:list-item>
        <text:list-item>
          <text:p text:style-name="P57"><text:span text:style-name="Strong_20_Emphasis"><text:span text:style-name="T7">Conversación entre dos hosts</text:span></text:span><text:span text:style-name="T7"> (por ejemplo, entre las direcciones IP 192.168.1.100 y 192.168.1.200):</text:span></text:p>
          <text:p text:style-name="P22">Copy code</text:p>
          <text:p text:style-name="P21"><text:span text:style-name="Source_20_Text"><text:span text:style-name="T7">ip.addr == 192.168.1.100 and ip.addr == 192.168.1.200</text:span></text:span></text:p>
          <text:p text:style-name="P52">Este filtro captura todos los paquetes que involucran comunicación entre las direcciones IP 192.168.1.100 y 192.168.1.200, ya sea como origen o destino.</text:p>
        </text:list-item>
      </text:list>
      <text:p text:style-name="P50">Estos son solo algunos ejemplos de filtros de captura que se pueden utilizar en Wireshark. La herramienta proporciona una amplia gama de opciones de filtrado para adaptarse a diversas necesidades de análisis de red. Los filtros son poderosos para reducir el volumen de datos capturados y enfocarse en el tráfico específico que se desea analizar.</text:p>
      <text:p text:style-name="P51"/>
      <text:p text:style-name="P51"><text:soft-page-break/></text:p>
      <text:p text:style-name="P51">Define qué es nmap, su utilidad y ejemplos de uso ( escaneo de puertos básicos de una red ip concreta, escaneo profundo para identificación del sistema operativo, ofuscación de routers en trazas, ...)</text:p>
      <text:p text:style-name="P49">ChatGPT</text:p>
      <text:p text:style-name="P50">Nmap, abreviatura de "Network Mapper", es una poderosa herramienta de código abierto utilizada para el descubrimiento y la auditoría de redes. Es ampliamente reconocida por su capacidad para escanear redes, encontrar dispositivos, descubrir servicios en puertos específicos y realizar evaluaciones de seguridad de sistemas y redes.</text:p>
      <text:p text:style-name="P50">Algunas utilidades de Nmap incluyen:</text:p>
      <text:list text:style-name="L15">
        <text:list-item>
          <text:p text:style-name="P58"><text:span text:style-name="Strong_20_Emphasis"><text:span text:style-name="T7">Escaneo de puertos básicos de una red IP concreta</text:span></text:span><text:span text:style-name="T7">:</text:span></text:p>
          <text:p text:style-name="P23">cssCopy code</text:p>
          <text:p text:style-name="P26"><text:span text:style-name="Source_20_Text"><text:span text:style-name="T7">nmap [dirección_IP]</text:span></text:span></text:p>
          <text:p text:style-name="P53">Este comando escanea los puertos comunes en una dirección IP específica y muestra los que están abiertos, cerrados o filtrados.</text:p>
        </text:list-item>
        <text:list-item>
          <text:p text:style-name="P58"><text:span text:style-name="Strong_20_Emphasis"><text:span text:style-name="T7">Escaneo profundo para identificación del sistema operativo</text:span></text:span><text:span text:style-name="T7">:</text:span></text:p>
          <text:p text:style-name="P23">cssCopy code</text:p>
          <text:p text:style-name="P26"><text:span text:style-name="Source_20_Text"><text:span text:style-name="T7">nmap -O [dirección_IP]</text:span></text:span></text:p>
          <text:p text:style-name="P53">Este comando realiza un escaneo más detallado que incluye la identificación del sistema operativo de los dispositivos en la red. Utiliza técnicas como el análisis de respuestas TCP/IP y la huella de red para determinar el sistema operativo subyacente.</text:p>
        </text:list-item>
        <text:list-item>
          <text:p text:style-name="P58"><text:span text:style-name="Strong_20_Emphasis"><text:span text:style-name="T7">Ofuscación de routers en trazas</text:span></text:span><text:span text:style-name="T7">:</text:span></text:p>
          <text:p text:style-name="P23">cssCopy code</text:p>
          <text:p text:style-name="P26"><text:span text:style-name="Source_20_Text"><text:span text:style-name="T7">nmap -T decoy [dirección_IP]</text:span></text:span></text:p>
          <text:p text:style-name="P53">Este comando utiliza la técnica de "decoy" (selecciona múltiples direcciones IP aleatorias como falsos objetivos) para ofuscar el origen real del escaneo, dificultando la identificación del atacante.</text:p>
        </text:list-item>
        <text:list-item>
          <text:p text:style-name="P58"><text:span text:style-name="Strong_20_Emphasis"><text:span text:style-name="T7">Escaneo de todos los puertos</text:span></text:span><text:span text:style-name="T7">:</text:span></text:p>
          <text:p text:style-name="P23">cssCopy code</text:p>
          <text:p text:style-name="P26"><text:span text:style-name="Source_20_Text"><text:span text:style-name="T7">nmap -p- [dirección_IP]</text:span></text:span></text:p>
          <text:p text:style-name="P53"><text:soft-page-break/>Este comando escanea todos los 65,535 puertos en una dirección IP específica, en lugar de limitarse a los puertos comunes.</text:p>
        </text:list-item>
        <text:list-item>
          <text:p text:style-name="P58"><text:span text:style-name="Strong_20_Emphasis"><text:span text:style-name="T7">Escaneo específico de puertos</text:span></text:span><text:span text:style-name="T7">:</text:span></text:p>
          <text:p text:style-name="P23">cssCopy code</text:p>
          <text:p text:style-name="P26"><text:span text:style-name="Source_20_Text"><text:span text:style-name="T7">nmap -p [puerto1,puerto2,...] [dirección_IP]</text:span></text:span></text:p>
          <text:p text:style-name="P53">Este comando escanea únicamente los puertos especificados en una dirección IP.</text:p>
        </text:list-item>
        <text:list-item>
          <text:p text:style-name="P58"><text:span text:style-name="Strong_20_Emphasis"><text:span text:style-name="T7">Escaneo utilizando scripts de NSE (Nmap Scripting Engine)</text:span></text:span><text:span text:style-name="T7">:</text:span></text:p>
          <text:p text:style-name="P23">cssCopy code</text:p>
          <text:p text:style-name="P26"><text:span text:style-name="Source_20_Text"><text:span text:style-name="T7">nmap --script [nombre_del_script] [dirección_IP]</text:span></text:span></text:p>
          <text:p text:style-name="P53">Este comando permite ejecutar scripts predefinidos o personalizados para detectar vulnerabilidades específicas o realizar tareas de enumeración en una red.</text:p>
        </text:list-item>
      </text:list>
      <text:p text:style-name="P50">Nmap es una herramienta extremadamente versátil y potente que puede ser utilizada para una variedad de propósitos, desde el descubrimiento básico de dispositivos hasta análisis de seguridad más avanzados. Sin embargo, es importante usarla con responsabilidad y respetar las leyes y políticas de uso aceptable.</text:p>
      <text:p text:style-name="P51"/>
      <text:p text:style-name="P51">Indica ejemplos básicos con combinación de opciones y una breve descripción.</text:p>
      <text:p text:style-name="P49">ChatGPT</text:p>
      <text:p text:style-name="P50">Claro, aquí tienes algunos ejemplos básicos de combinaciones de opciones en Nmap con una breve descripción de su utilidad:</text:p>
      <text:list text:style-name="L16">
        <text:list-item>
          <text:p text:style-name="P59"><text:span text:style-name="Strong_20_Emphasis"><text:span text:style-name="T7">Escaneo rápido de los 1000 puertos más comunes en una red IP específica</text:span></text:span><text:span text:style-name="T7">:</text:span></text:p>
          <text:p text:style-name="P24">cssCopy code</text:p>
          <text:p text:style-name="P27"><text:span text:style-name="Source_20_Text"><text:span text:style-name="T7">nmap -F [dirección_IP]</text:span></text:span></text:p>
          <text:p text:style-name="P59"><text:span text:style-name="T7">Esta opción </text:span><text:span text:style-name="Source_20_Text"><text:span text:style-name="T7">-F</text:span></text:span><text:span text:style-name="T7"> realiza un escaneo rápido de los 1000 puertos TCP más comunes en una dirección IP específica, reduciendo el tiempo de escaneo y proporcionando una visión general rápida de los servicios activos.</text:span></text:p>
        </text:list-item>
        <text:list-item>
          <text:p text:style-name="P59"><text:span text:style-name="Strong_20_Emphasis"><text:span text:style-name="T7">Escaneo de todos los puertos y servicios junto con la detección del sistema operativo</text:span></text:span><text:span text:style-name="T7">:</text:span></text:p>
          <text:p text:style-name="P24">cssCopy code</text:p>
          <text:p text:style-name="P27"><text:span text:style-name="Source_20_Text"><text:span text:style-name="T7">nmap -p- -O [dirección_IP]</text:span></text:span></text:p>
          <text:p text:style-name="P59"><text:soft-page-break/><text:span text:style-name="T7">Esta combinación de opciones </text:span><text:span text:style-name="Source_20_Text"><text:span text:style-name="T7">-p-</text:span></text:span><text:span text:style-name="T7"> escanea todos los puertos TCP y UDP, mientras que </text:span><text:span text:style-name="Source_20_Text"><text:span text:style-name="T7">-O</text:span></text:span><text:span text:style-name="T7"> intenta identificar el sistema operativo del objetivo. Proporciona una visión más completa de los servicios disponibles y el entorno del sistema.</text:span></text:p>
        </text:list-item>
        <text:list-item>
          <text:p text:style-name="P59"><text:span text:style-name="Strong_20_Emphasis"><text:span text:style-name="T7">Escaneo de una red completa y registro de resultados en un archivo</text:span></text:span><text:span text:style-name="T7">:</text:span></text:p>
          <text:p text:style-name="P24">bashCopy code</text:p>
          <text:p text:style-name="P27"><text:span text:style-name="Source_20_Text"><text:span text:style-name="T7">nmap -oN resultado.txt [red/máscara]</text:span></text:span></text:p>
          <text:p text:style-name="P59"><text:span text:style-name="T7">Esta opción </text:span><text:span text:style-name="Source_20_Text"><text:span text:style-name="T7">-oN</text:span></text:span><text:span text:style-name="T7"> registra los resultados del escaneo en un archivo llamado </text:span><text:span text:style-name="Source_20_Text"><text:span text:style-name="T7">resultado.txt</text:span></text:span><text:span text:style-name="T7">. Útil para realizar un escaneo exhaustivo de todos los dispositivos en una red y guardar los resultados para su análisis posterior.</text:span></text:p>
        </text:list-item>
        <text:list-item>
          <text:p text:style-name="P59"><text:span text:style-name="Strong_20_Emphasis"><text:span text:style-name="T7">Escaneo de una red específica con técnicas de escaneo sigilosas</text:span></text:span><text:span text:style-name="T7">:</text:span></text:p>
          <text:p text:style-name="P24">bashCopy code</text:p>
          <text:p text:style-name="P27"><text:span text:style-name="Source_20_Text"><text:span text:style-name="T7">nmap -sS -T2 [red/máscara]</text:span></text:span></text:p>
          <text:p text:style-name="P59"><text:span text:style-name="T7">La opción </text:span><text:span text:style-name="Source_20_Text"><text:span text:style-name="T7">-sS</text:span></text:span><text:span text:style-name="T7"> realiza un escaneo sigiloso utilizando el escaneo TCP SYN, que es más discreto que otros métodos de escaneo. </text:span><text:span text:style-name="Source_20_Text"><text:span text:style-name="T7">-T2</text:span></text:span><text:span text:style-name="T7"> establece la intensidad del escaneo en un nivel más bajo para reducir la carga en la red y los dispositivos.</text:span></text:p>
        </text:list-item>
        <text:list-item>
          <text:p text:style-name="P59"><text:span text:style-name="Strong_20_Emphasis"><text:span text:style-name="T7">Escaneo de una red e identificación de servicios en banners</text:span></text:span><text:span text:style-name="T7">:</text:span></text:p>
          <text:p text:style-name="P24">bashCopy code</text:p>
          <text:p text:style-name="P27"><text:span text:style-name="Source_20_Text"><text:span text:style-name="T7">nmap -sV [red/máscara]</text:span></text:span></text:p>
          <text:p text:style-name="P59"><text:span text:style-name="T7">La opción </text:span><text:span text:style-name="Source_20_Text"><text:span text:style-name="T7">-sV</text:span></text:span><text:span text:style-name="T7"> intenta determinar la versión del servicio que se ejecuta en los puertos encontrados mediante el análisis de los "banners" de los servicios. Proporciona información adicional sobre las versiones de software específicas que se están ejecutando en los servicios descubiertos.</text:span></text:p>
        </text:list-item>
      </text:list>
      <text:p text:style-name="P50">Estos son solo algunos ejemplos básicos de combinaciones de opciones en Nmap. La herramienta ofrece una amplia gama de opciones y configuraciones para adaptarse a diversas necesidades de escaneo de red y evaluación de seguridad.</text:p>
      <text:p text:style-name="P51"/>
      <text:p text:style-name="P51">Diferencias entre sistemas operativos Windows de escritorio y de servidor. </text:p>
      <text:p text:style-name="P49">ChatGPT</text:p>
      <text:p text:style-name="P50">Los sistemas operativos Windows para escritorio y para servidor están diseñados para satisfacer diferentes necesidades y roles dentro de un entorno informático. Aunque ambos sistemas operativos comparten ciertas características fundamentales, existen algunas diferencias <text:soft-page-break/>importantes en términos de funcionalidad, capacidades y enfoque. Aquí hay algunas diferencias clave entre los sistemas operativos Windows de escritorio y de servidor:</text:p>
      <text:list text:style-name="L17">
        <text:list-item>
          <text:p text:style-name="P61"><text:span text:style-name="Strong_20_Emphasis"><text:span text:style-name="T7">Enfoque de uso</text:span></text:span><text:span text:style-name="T7">:</text:span></text:p>
          <text:list>
            <text:list-item>
              <text:p text:style-name="P60"><text:span text:style-name="Strong_20_Emphasis"><text:span text:style-name="T7">Windows de escritorio</text:span></text:span><text:span text:style-name="T7">: Está diseñado principalmente para ser utilizado en estaciones de trabajo individuales, como computadoras personales y portátiles. Está optimizado para proporcionar una experiencia de usuario amigable y centrada en el consumidor.</text:span></text:p>
            </text:list-item>
            <text:list-item>
              <text:p text:style-name="P60"><text:span text:style-name="Strong_20_Emphasis"><text:span text:style-name="T7">Windows de servidor</text:span></text:span><text:span text:style-name="T7">: Está diseñado para ejecutarse en hardware de servidor y gestionar recursos y servicios de red en un entorno empresarial. Está optimizado para la estabilidad, la escalabilidad y el rendimiento en entornos de red de alta demanda.</text:span></text:p>
            </text:list-item>
          </text:list>
        </text:list-item>
        <text:list-item>
          <text:p text:style-name="P61"><text:span text:style-name="Strong_20_Emphasis"><text:span text:style-name="T7">Características y funciones</text:span></text:span><text:span text:style-name="T7">:</text:span></text:p>
          <text:list>
            <text:list-item>
              <text:p text:style-name="P60"><text:span text:style-name="Strong_20_Emphasis"><text:span text:style-name="T7">Windows de escritorio</text:span></text:span><text:span text:style-name="T7">: Incluye características orientadas al usuario final, como una interfaz gráfica de usuario (GUI) intuitiva, aplicaciones de productividad personal, entretenimiento y juegos.</text:span></text:p>
            </text:list-item>
            <text:list-item>
              <text:p text:style-name="P60"><text:span text:style-name="Strong_20_Emphasis"><text:span text:style-name="T7">Windows de servidor</text:span></text:span><text:span text:style-name="T7">: Está equipado con características y herramientas orientadas a la gestión de redes, seguridad, virtualización, almacenamiento de datos, servicios web y aplicaciones empresariales.</text:span></text:p>
            </text:list-item>
          </text:list>
        </text:list-item>
        <text:list-item>
          <text:p text:style-name="P61"><text:span text:style-name="Strong_20_Emphasis"><text:span text:style-name="T7">Administración y gestión</text:span></text:span><text:span text:style-name="T7">:</text:span></text:p>
          <text:list>
            <text:list-item>
              <text:p text:style-name="P60"><text:span text:style-name="Strong_20_Emphasis"><text:span text:style-name="T7">Windows de escritorio</text:span></text:span><text:span text:style-name="T7">: La administración se centra en la personalización y configuración de la interfaz de usuario, la instalación y gestión de aplicaciones individuales, la configuración de periféricos y la gestión de archivos y carpetas.</text:span></text:p>
            </text:list-item>
            <text:list-item>
              <text:p text:style-name="P60"><text:span text:style-name="Strong_20_Emphasis"><text:span text:style-name="T7">Windows de servidor</text:span></text:span><text:span text:style-name="T7">: La administración implica la configuración y gestión de servicios de red, roles de servidor, políticas de seguridad, usuarios y permisos, configuración de almacenamiento y respaldo, monitoreo del rendimiento y mantenimiento del sistema.</text:span></text:p>
            </text:list-item>
          </text:list>
        </text:list-item>
        <text:list-item>
          <text:p text:style-name="P61"><text:span text:style-name="Strong_20_Emphasis"><text:span text:style-name="T7">Licenciamiento y costos</text:span></text:span><text:span text:style-name="T7">:</text:span></text:p>
          <text:list>
            <text:list-item>
              <text:p text:style-name="P60"><text:span text:style-name="Strong_20_Emphasis"><text:span text:style-name="T7">Windows de escritorio</text:span></text:span><text:span text:style-name="T7">: Por lo general, se vende como una licencia única para un usuario o dispositivo y puede incluir actualizaciones periódicas con costos adicionales.</text:span></text:p>
            </text:list-item>
            <text:list-item>
              <text:p text:style-name="P61"><text:span text:style-name="Strong_20_Emphasis"><text:span text:style-name="T7">Windows de servidor</text:span></text:span><text:span text:style-name="T7">: El licenciamiento puede ser más complejo y variado, dependiendo del número de usuarios, dispositivos, núcleos de CPU o instancias virtuales. Por lo general, los costos de licenciamiento de Windows Server suelen ser </text:span><text:soft-page-break/><text:span text:style-name="T7">más altos que los de Windows de escritorio debido a su mayor funcionalidad y capacidades.</text:span></text:p>
            </text:list-item>
          </text:list>
        </text:list-item>
      </text:list>
      <text:p text:style-name="P50">En resumen, los sistemas operativos Windows de escritorio y de servidor están diseñados para satisfacer diferentes necesidades y roles dentro de un entorno informático, y cada uno ofrece características y funcionalidades específicas adaptadas a esos roles.</text:p>
      <text:p text:style-name="P51"/>
      <text:p text:style-name="P51">Indica el procedimiento paso a a paso para realizar la instalación de windows server 2022 </text:p>
      <text:p text:style-name="P49">ChatGPT</text:p>
      <text:p text:style-name="P50">Aquí tienes un procedimiento paso a paso para realizar la instalación de Windows Server 2022:</text:p>
      <text:list text:style-name="L18">
        <text:list-item>
          <text:p text:style-name="P62"><text:span text:style-name="Strong_20_Emphasis"><text:span text:style-name="T7">Requisitos del sistema</text:span></text:span><text:span text:style-name="T7">: Antes de comenzar, asegúrate de que tu hardware cumpla con los requisitos mínimos del sistema para Windows Server 2022. Esto incluye la cantidad de memoria RAM, el espacio en disco duro, la arquitectura del procesador, etc.</text:span></text:p>
        </text:list-item>
        <text:list-item>
          <text:p text:style-name="P62"><text:span text:style-name="Strong_20_Emphasis"><text:span text:style-name="T7">Descarga del medio de instalación</text:span></text:span><text:span text:style-name="T7">: Descarga la imagen ISO de Windows Server 2022 desde el sitio web oficial de Microsoft o desde un proveedor de software autorizado.</text:span></text:p>
        </text:list-item>
        <text:list-item>
          <text:p text:style-name="P62"><text:span text:style-name="Strong_20_Emphasis"><text:span text:style-name="T7">Preparación del medio de instalación</text:span></text:span><text:span text:style-name="T7">: Graba la imagen ISO en un DVD o crea un medio de instalación USB booteable utilizando herramientas como Rufus o el propio Media Creation Tool de Windows.</text:span></text:p>
        </text:list-item>
        <text:list-item>
          <text:p text:style-name="P62"><text:span text:style-name="Strong_20_Emphasis"><text:span text:style-name="T7">Arranque desde el medio de instalación</text:span></text:span><text:span text:style-name="T7">: Inserta el DVD o la unidad USB booteable en tu servidor y arranca desde este medio. Puede que necesites ajustar la configuración de arranque en la BIOS o UEFI para priorizar el medio desde el que deseas arrancar.</text:span></text:p>
        </text:list-item>
        <text:list-item>
          <text:p text:style-name="P62"><text:span text:style-name="Strong_20_Emphasis"><text:span text:style-name="T7">Inicio de la instalación</text:span></text:span><text:span text:style-name="T7">: Una vez que el servidor arranque desde el medio de instalación, aparecerá la pantalla de instalación de Windows Server 2022. Selecciona el idioma, la hora y el formato de moneda, y el diseño del teclado según tus preferencias y haz clic en "Siguiente".</text:span></text:p>
        </text:list-item>
        <text:list-item>
          <text:p text:style-name="P62"><text:span text:style-name="Strong_20_Emphasis"><text:span text:style-name="T7">Clave de producto</text:span></text:span><text:span text:style-name="T7">: Introduce la clave de producto de Windows Server 2022 si se te solicita. Puedes omitir este paso si planeas activar la licencia más adelante.</text:span></text:p>
        </text:list-item>
        <text:list-item>
          <text:p text:style-name="P62"><text:span text:style-name="Strong_20_Emphasis"><text:span text:style-name="T7">Aceptación de términos de licencia</text:span></text:span><text:span text:style-name="T7">: Lee y acepta los términos de la licencia de Windows Server 2022.</text:span></text:p>
        </text:list-item>
        <text:list-item>
          <text:p text:style-name="P62"><text:span text:style-name="Strong_20_Emphasis"><text:span text:style-name="T7">Selección del tipo de instalación</text:span></text:span><text:span text:style-name="T7">: Selecciona el tipo de instalación que deseas realizar. Puedes elegir entre una instalación estándar o una instalación personalizada para configurar opciones avanzadas, como particiones de disco.</text:span></text:p>
        </text:list-item>
        <text:list-item>
          <text:p text:style-name="P62"><text:soft-page-break/><text:span text:style-name="Strong_20_Emphasis"><text:span text:style-name="T7">Selección de la unidad de instalación</text:span></text:span><text:span text:style-name="T7">: Selecciona la unidad en la que deseas instalar Windows Server 2022. Si es necesario, puedes formatear, crear o eliminar particiones durante este paso.</text:span></text:p>
        </text:list-item>
        <text:list-item>
          <text:p text:style-name="P62"><text:span text:style-name="Strong_20_Emphasis"><text:span text:style-name="T7">Proceso de instalación</text:span></text:span><text:span text:style-name="T7">: El proceso de instalación comenzará ahora. Windows Server copiará los archivos necesarios, instalará características y realizará configuraciones básicas del sistema.</text:span></text:p>
        </text:list-item>
        <text:list-item>
          <text:p text:style-name="P62"><text:span text:style-name="Strong_20_Emphasis"><text:span text:style-name="T7">Configuración inicial</text:span></text:span><text:span text:style-name="T7">: Una vez completada la instalación, se te pedirá que configures la contraseña del administrador y otras opciones de configuración inicial, como la configuración de red y la activación de Windows. Sigue las instrucciones en pantalla para completar este proceso.</text:span></text:p>
        </text:list-item>
        <text:list-item>
          <text:p text:style-name="P62"><text:span text:style-name="Strong_20_Emphasis"><text:span text:style-name="T7">Finalización de la instalación</text:span></text:span><text:span text:style-name="T7">: Una vez que hayas completado la configuración inicial, Windows Server 2022 se reiniciará y estarás listo para comenzar a utilizarlo.</text:span></text:p>
        </text:list-item>
      </text:list>
      <text:p text:style-name="P50">Eso sería todo. Ahora tienes Windows Server 2022 instalado en tu servidor y puedes comenzar a configurar y administrar tu entorno de red según sea necesario.</text:p>
      <text:p text:style-name="P51"/>
      <text:p text:style-name="P51">EXplica qué es DNS, explica cómo funciona y después pon un ejemplo </text:p>
      <text:p text:style-name="P49">ChatGPT</text:p>
      <text:p text:style-name="P50">DNS, o Sistema de Nombres de Dominio en español, es un sistema distribuido y jerárquico que se utiliza para traducir nombres de dominio legibles para los humanos en direcciones IP numéricas que las computadoras pueden entender. En esencia, DNS actúa como un directorio telefónico de Internet, permitiendo a los usuarios acceder a recursos en línea utilizando nombres de dominio memorizables en lugar de tener que recordar direcciones IP numéricas.</text:p>
      <text:p text:style-name="P48"><text:span text:style-name="Strong_20_Emphasis"><text:span text:style-name="T7">Funcionamiento de DNS:</text:span></text:span></text:p>
      <text:list text:style-name="L19">
        <text:list-item>
          <text:p text:style-name="P63"><text:span text:style-name="Strong_20_Emphasis"><text:span text:style-name="T7">Solicitud de resolución</text:span></text:span><text:span text:style-name="T7">: Cuando un usuario intenta acceder a un sitio web o servicio en línea utilizando su navegador web u otra aplicación, la aplicación envía una solicitud de resolución de DNS al servidor DNS.</text:span></text:p>
        </text:list-item>
        <text:list-item>
          <text:p text:style-name="P63"><text:span text:style-name="Strong_20_Emphasis"><text:span text:style-name="T7">Búsqueda en caché local</text:span></text:span><text:span text:style-name="T7">: El servidor DNS del usuario primero verifica su caché local para ver si ya ha resuelto el nombre de dominio solicitado recientemente. Si la resolución de DNS está en caché, se devuelve la dirección IP almacenada y se completa el proceso de resolución.</text:span></text:p>
        </text:list-item>
        <text:list-item>
          <text:p text:style-name="P63"><text:span text:style-name="Strong_20_Emphasis"><text:span text:style-name="T7">Consulta a servidores raíz</text:span></text:span><text:span text:style-name="T7">: Si la resolución de DNS no está en la caché local, el servidor DNS del usuario envía una consulta a los servidores raíz de DNS. Estos servidores raíz son </text:span><text:soft-page-break/><text:span text:style-name="T7">un conjunto de servidores de nombres de alto nivel que actúan como punto de partida para las consultas de resolución de DNS.</text:span></text:p>
        </text:list-item>
        <text:list-item>
          <text:p text:style-name="P63"><text:span text:style-name="Strong_20_Emphasis"><text:span text:style-name="T7">Consulta a servidores de nombres de dominio de nivel superior (TLD)</text:span></text:span><text:span text:style-name="T7">: Basándose en la información proporcionada por los servidores raíz, el servidor DNS del usuario consulta los servidores de nombres de dominio de nivel superior (TLD) para obtener información sobre la ubicación de los servidores de nombres autorizados para el dominio solicitado (por ejemplo, .com, .org, .net, etc.).</text:span></text:p>
        </text:list-item>
        <text:list-item>
          <text:p text:style-name="P63"><text:span text:style-name="Strong_20_Emphasis"><text:span text:style-name="T7">Consulta a servidores de nombres autorizados</text:span></text:span><text:span text:style-name="T7">: El servidor DNS del usuario envía una consulta a los servidores de nombres autorizados para el dominio solicitado, obteniendo así la dirección IP del servidor de destino asociado con el nombre de dominio solicitado.</text:span></text:p>
        </text:list-item>
        <text:list-item>
          <text:p text:style-name="P63"><text:span text:style-name="Strong_20_Emphasis"><text:span text:style-name="T7">Respuesta y resolución</text:span></text:span><text:span text:style-name="T7">: El servidor DNS del usuario recibe la dirección IP del servidor de destino y la devuelve al cliente que realizó la solicitud original. Con esta información, el cliente puede ahora establecer una conexión con el servidor de destino utilizando la dirección IP obtenida.</text:span></text:p>
        </text:list-item>
      </text:list>
      <text:p text:style-name="P48"><text:span text:style-name="Strong_20_Emphasis"><text:span text:style-name="T7">Ejemplo:</text:span></text:span></text:p>
      <text:p text:style-name="P48"><text:span text:style-name="T7">Imaginemos que un usuario intenta acceder al sitio web "</text:span><text:a xlink:type="simple" xlink:href="http://www.ejemplo.com/" office:target-frame-name="_new" xlink:show="replace" text:style-name="Internet_20_link" text:visited-style-name="Visited_20_Internet_20_Link"><text:span text:style-name="T7">www.ejemplo.com</text:span></text:a><text:span text:style-name="T7">". El navegador del usuario envía una solicitud de resolución de DNS al servidor DNS local. Si la resolución no está en caché, el servidor DNS local consulta los servidores raíz, luego los servidores de nombres de dominio de nivel superior, y finalmente los servidores de nombres autorizados para el dominio "ejemplo.com". Con esta información, el servidor DNS local devuelve la dirección IP asociada con "</text:span><text:a xlink:type="simple" xlink:href="http://www.ejemplo.com/" office:target-frame-name="_new" xlink:show="replace" text:style-name="Internet_20_link" text:visited-style-name="Visited_20_Internet_20_Link"><text:span text:style-name="T7">www.ejemplo.com</text:span></text:a><text:span text:style-name="T7">" al navegador del usuario, permitiendo así que se cargue el sitio web solicitado.</text:span></text:p>
      <text:p text:style-name="P51"/>
      <text:p text:style-name="P51">¿Qué son las zonas dns? tipos, utilidad, ejemplo</text:p>
      <text:p text:style-name="P49">ChatGPT</text:p>
      <text:p text:style-name="P50">Las zonas DNS son porciones del espacio de nombres de dominio de Internet que son administradas de forma independiente. En términos más simples, una zona DNS es un área dentro del sistema de nombres de dominio (DNS) que comprende uno o más dominios y sus subdominios, junto con toda la información de recursos asociada a esos dominios.</text:p>
      <text:p text:style-name="P48"><text:span text:style-name="Strong_20_Emphasis"><text:span text:style-name="T7">Tipos de zonas DNS:</text:span></text:span></text:p>
      <text:list text:style-name="L20">
        <text:list-item>
          <text:p text:style-name="P64"><text:span text:style-name="Strong_20_Emphasis"><text:span text:style-name="T7">Zona Directa (Forward Zone)</text:span></text:span><text:span text:style-name="T7">: Esta es la forma más común de zona DNS. Se utiliza para traducir nombres de dominio en direcciones IP. Por ejemplo, cuando escribes </text:span><text:soft-page-break/><text:span text:style-name="T7">"</text:span><text:a xlink:type="simple" xlink:href="http://www.ejemplo.com/" office:target-frame-name="_new" xlink:show="replace" text:style-name="Internet_20_link" text:visited-style-name="Visited_20_Internet_20_Link"><text:span text:style-name="T7">www.ejemplo.com</text:span></text:a><text:span text:style-name="T7">" en tu navegador, se consulta una zona directa para encontrar la dirección IP correspondiente.</text:span></text:p>
        </text:list-item>
        <text:list-item>
          <text:p text:style-name="P64"><text:span text:style-name="Strong_20_Emphasis"><text:span text:style-name="T7">Zona Inversa (Reverse Zone)</text:span></text:span><text:span text:style-name="T7">: En una zona inversa, las direcciones IP se traducen en nombres de dominio. Esto es útil para buscar el nombre de dominio asociado a una dirección IP específica. Por ejemplo, si tienes una dirección IP, puedes consultar una zona inversa para obtener el nombre de dominio asociado.</text:span></text:p>
        </text:list-item>
      </text:list>
      <text:p text:style-name="P48"><text:span text:style-name="Strong_20_Emphasis"><text:span text:style-name="T7">Utilidad de las zonas DNS:</text:span></text:span></text:p>
      <text:list text:style-name="L21">
        <text:list-item>
          <text:p text:style-name="P65"><text:span text:style-name="Strong_20_Emphasis"><text:span text:style-name="T7">Resolución de nombres</text:span></text:span><text:span text:style-name="T7">: Las zonas DNS son fundamentales para la resolución de nombres de dominio a direcciones IP y viceversa, lo que permite a los usuarios acceder a recursos en Internet utilizando nombres de dominio legibles en lugar de direcciones IP numéricas.</text:span></text:p>
        </text:list-item>
        <text:list-item>
          <text:p text:style-name="P65"><text:span text:style-name="Strong_20_Emphasis"><text:span text:style-name="T7">Administración de dominios</text:span></text:span><text:span text:style-name="T7">: Las zonas DNS permiten la administración y configuración de dominios y subdominios, lo que facilita la gestión de la infraestructura de nombres de dominio de una organización.</text:span></text:p>
        </text:list-item>
        <text:list-item>
          <text:p text:style-name="P65"><text:span text:style-name="Strong_20_Emphasis"><text:span text:style-name="T7">Redirección y balanceo de carga</text:span></text:span><text:span text:style-name="T7">: Las zonas DNS pueden utilizarse para redirigir el tráfico hacia diferentes servidores o servicios en función de la ubicación geográfica del cliente, la disponibilidad del servidor o el tipo de servicio requerido.</text:span></text:p>
        </text:list-item>
      </text:list>
      <text:p text:style-name="P48"><text:span text:style-name="Strong_20_Emphasis"><text:span text:style-name="T7">Ejemplo:</text:span></text:span></text:p>
      <text:p text:style-name="P50">Supongamos que tienes un dominio llamado "ejemplo.com" y quieres configurar un subdominio llamado "blog.ejemplo.com". Para hacerlo, crearías una nueva zona DNS para "ejemplo.com" que incluya la configuración para el subdominio "blog.ejemplo.com". En esta zona, establecerías registros DNS, como registros A para apuntar a direcciones IP específicas, registros MX para el correo electrónico, registros CNAME para alias, etc. Una vez configurada la zona DNS, el subdominio "blog.ejemplo.com" estará disponible y podrá ser utilizado para alojar un blog u otros servicios.</text:p>
      <text:p text:style-name="P51"/>
      <text:p text:style-name="P51">listado en formato tabla de TODOS los tipos de registro dns (SOA, A, CNAME, SRV, ....) y su utilidad</text:p>
      <text:p text:style-name="P49">ChatGPT</text:p>
      <text:p text:style-name="P50">Aquí tienes un listado en formato de tabla que incluye algunos de los tipos de registros DNS más comunes, junto con su utilidad:</text:p>
      <table:table table:name="Tabla1" table:style-name="Tabla1">
        <table:table-column table:style-name="Tabla1.A"/>
        <table:table-column table:style-name="Tabla1.B"/>
        <table:table-column table:style-name="Tabla1.C"/>
        <table:table-header-rows>
          <text:soft-page-break/>
          <table:table-row>
            <table:table-cell table:style-name="Tabla1.A1" office:value-type="string">
              <text:p text:style-name="P32">Tipo de Registro</text:p>
            </table:table-cell>
            <table:table-cell table:style-name="Tabla1.A1" office:value-type="string">
              <text:p text:style-name="P32">Descripción</text:p>
            </table:table-cell>
            <table:table-cell table:style-name="Tabla1.C1" office:value-type="string">
              <text:p text:style-name="P32">Utilidad</text:p>
            </table:table-cell>
          </table:table-row>
        </table:table-header-rows>
        <table:table-row>
          <table:table-cell table:style-name="Tabla1.A2" office:value-type="string">
            <text:p text:style-name="P31">SOA</text:p>
          </table:table-cell>
          <table:table-cell table:style-name="Tabla1.A2" office:value-type="string">
            <text:p text:style-name="P31">Autoridad de la zona</text:p>
          </table:table-cell>
          <table:table-cell table:style-name="Tabla1.C2" office:value-type="string">
            <text:p text:style-name="P31">Define la autoridad para la zona DNS</text:p>
          </table:table-cell>
        </table:table-row>
        <table:table-row>
          <table:table-cell table:style-name="Tabla1.A2" office:value-type="string">
            <text:p text:style-name="P31">A</text:p>
          </table:table-cell>
          <table:table-cell table:style-name="Tabla1.A2" office:value-type="string">
            <text:p text:style-name="P31">Dirección IPv4</text:p>
          </table:table-cell>
          <table:table-cell table:style-name="Tabla1.C2" office:value-type="string">
            <text:p text:style-name="P31">Asocia un nombre de dominio con una dirección IPv4</text:p>
          </table:table-cell>
        </table:table-row>
        <table:table-row>
          <table:table-cell table:style-name="Tabla1.A2" office:value-type="string">
            <text:p text:style-name="P31">AAAA</text:p>
          </table:table-cell>
          <table:table-cell table:style-name="Tabla1.A2" office:value-type="string">
            <text:p text:style-name="P31">Dirección IPv6</text:p>
          </table:table-cell>
          <table:table-cell table:style-name="Tabla1.C2" office:value-type="string">
            <text:p text:style-name="P31">Asocia un nombre de dominio con una dirección IPv6</text:p>
          </table:table-cell>
        </table:table-row>
        <table:table-row>
          <table:table-cell table:style-name="Tabla1.A2" office:value-type="string">
            <text:p text:style-name="P31">CNAME</text:p>
          </table:table-cell>
          <table:table-cell table:style-name="Tabla1.A2" office:value-type="string">
            <text:p text:style-name="P31">Nombre canónico</text:p>
          </table:table-cell>
          <table:table-cell table:style-name="Tabla1.C2" office:value-type="string">
            <text:p text:style-name="P31">Crea un alias para otro nombre de dominio</text:p>
          </table:table-cell>
        </table:table-row>
        <table:table-row>
          <table:table-cell table:style-name="Tabla1.A2" office:value-type="string">
            <text:p text:style-name="P31">MX</text:p>
          </table:table-cell>
          <table:table-cell table:style-name="Tabla1.A2" office:value-type="string">
            <text:p text:style-name="P31">Intercambio de correo (Mail Exchange)</text:p>
          </table:table-cell>
          <table:table-cell table:style-name="Tabla1.C2" office:value-type="string">
            <text:p text:style-name="P31">Especifica los servidores de correo para un dominio</text:p>
          </table:table-cell>
        </table:table-row>
        <table:table-row>
          <table:table-cell table:style-name="Tabla1.A2" office:value-type="string">
            <text:p text:style-name="P31">NS</text:p>
          </table:table-cell>
          <table:table-cell table:style-name="Tabla1.A2" office:value-type="string">
            <text:p text:style-name="P31">Servidor de nombres (Name Server)</text:p>
          </table:table-cell>
          <table:table-cell table:style-name="Tabla1.C2" office:value-type="string">
            <text:p text:style-name="P31">Indica los servidores de nombres autoritativos</text:p>
          </table:table-cell>
        </table:table-row>
        <table:table-row>
          <table:table-cell table:style-name="Tabla1.A2" office:value-type="string">
            <text:p text:style-name="P31">PTR</text:p>
          </table:table-cell>
          <table:table-cell table:style-name="Tabla1.A2" office:value-type="string">
            <text:p text:style-name="P31">Registro de puntero (Pointer)</text:p>
          </table:table-cell>
          <table:table-cell table:style-name="Tabla1.C2" office:value-type="string">
            <text:p text:style-name="P31">Asocia una dirección IP con un nombre de dominio</text:p>
          </table:table-cell>
        </table:table-row>
        <table:table-row>
          <table:table-cell table:style-name="Tabla1.A2" office:value-type="string">
            <text:p text:style-name="P31">TXT</text:p>
          </table:table-cell>
          <table:table-cell table:style-name="Tabla1.A2" office:value-type="string">
            <text:p text:style-name="P31">Texto</text:p>
          </table:table-cell>
          <table:table-cell table:style-name="Tabla1.C2" office:value-type="string">
            <text:p text:style-name="P31">Almacena texto descriptivo y otros datos</text:p>
          </table:table-cell>
        </table:table-row>
        <table:table-row>
          <table:table-cell table:style-name="Tabla1.A2" office:value-type="string">
            <text:p text:style-name="P31">SRV</text:p>
          </table:table-cell>
          <table:table-cell table:style-name="Tabla1.A2" office:value-type="string">
            <text:p text:style-name="P31">Servicio</text:p>
          </table:table-cell>
          <table:table-cell table:style-name="Tabla1.C2" office:value-type="string">
            <text:p text:style-name="P31">Proporciona información sobre servicios disponibles</text:p>
          </table:table-cell>
        </table:table-row>
        <table:table-row>
          <table:table-cell table:style-name="Tabla1.A2" office:value-type="string">
            <text:p text:style-name="P31">SPF</text:p>
          </table:table-cell>
          <table:table-cell table:style-name="Tabla1.A2" office:value-type="string">
            <text:p text:style-name="P31">Política de remitente (Sender Policy Framework)</text:p>
          </table:table-cell>
          <table:table-cell table:style-name="Tabla1.C2" office:value-type="string">
            <text:p text:style-name="P31">Define políticas de seguridad para el envío de correo</text:p>
          </table:table-cell>
        </table:table-row>
        <table:table-row>
          <table:table-cell table:style-name="Tabla1.A2" office:value-type="string">
            <text:p text:style-name="P31">CAA</text:p>
          </table:table-cell>
          <table:table-cell table:style-name="Tabla1.A2" office:value-type="string">
            <text:p text:style-name="P31">Autoridad de certificación (Certification Authority Authorization)</text:p>
          </table:table-cell>
          <table:table-cell table:style-name="Tabla1.C2" office:value-type="string">
            <text:p text:style-name="Table_20_Contents">Especifica qué autoridades de certificación pueden emitir certificados para el dominio</text:p>
          </table:table-cell>
        </table:table-row>
      </table:table>
      <text:p text:style-name="P50">Cada tipo de registro DNS tiene una función específica y juega un papel importante en la configuración y el funcionamiento de un sistema de nombres de dominio (DNS).</text:p>
      <text:p text:style-name="P51"/>
      <text:p text:style-name="P51">Hay más tipos</text:p>
      <text:p text:style-name="P49">ChatGPT</text:p>
      <text:p text:style-name="P50">Sí, ciertamente hay más tipos de registros DNS además de los mencionados anteriormente. Aquí tienes una lista más completa de tipos de registros DNS junto con su utilidad:</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32">Tipo de Registro</text:p>
            </table:table-cell>
            <table:table-cell table:style-name="Tabla2.A1" office:value-type="string">
              <text:p text:style-name="P32">Descripción</text:p>
            </table:table-cell>
            <table:table-cell table:style-name="Tabla2.C1" office:value-type="string">
              <text:p text:style-name="P32">Utilidad</text:p>
            </table:table-cell>
          </table:table-row>
        </table:table-header-rows>
        <table:table-row>
          <table:table-cell table:style-name="Tabla2.A2" office:value-type="string">
            <text:p text:style-name="P31">SOA</text:p>
          </table:table-cell>
          <table:table-cell table:style-name="Tabla2.A2" office:value-type="string">
            <text:p text:style-name="P31">Autoridad de la zona</text:p>
          </table:table-cell>
          <table:table-cell table:style-name="Tabla2.C2" office:value-type="string">
            <text:p text:style-name="P31">Define la autoridad para la zona DNS</text:p>
          </table:table-cell>
        </table:table-row>
        <table:table-row>
          <table:table-cell table:style-name="Tabla2.A2" office:value-type="string">
            <text:p text:style-name="P31">A</text:p>
          </table:table-cell>
          <table:table-cell table:style-name="Tabla2.A2" office:value-type="string">
            <text:p text:style-name="P31">Dirección IPv4</text:p>
          </table:table-cell>
          <table:table-cell table:style-name="Tabla2.C2" office:value-type="string">
            <text:p text:style-name="P31">Asocia un nombre de dominio con una dirección IPv4</text:p>
          </table:table-cell>
        </table:table-row>
        <table:table-row>
          <table:table-cell table:style-name="Tabla2.A2" office:value-type="string">
            <text:p text:style-name="P31">AAAA</text:p>
          </table:table-cell>
          <table:table-cell table:style-name="Tabla2.A2" office:value-type="string">
            <text:p text:style-name="P31">Dirección IPv6</text:p>
          </table:table-cell>
          <table:table-cell table:style-name="Tabla2.C2" office:value-type="string">
            <text:p text:style-name="P31">Asocia un nombre de dominio con una dirección IPv6</text:p>
          </table:table-cell>
        </table:table-row>
        <table:table-row>
          <table:table-cell table:style-name="Tabla2.A2" office:value-type="string">
            <text:p text:style-name="P31">CNAME</text:p>
          </table:table-cell>
          <table:table-cell table:style-name="Tabla2.A2" office:value-type="string">
            <text:p text:style-name="P31">Nombre canónico</text:p>
          </table:table-cell>
          <table:table-cell table:style-name="Tabla2.C2" office:value-type="string">
            <text:p text:style-name="P31">Crea un alias para otro nombre de dominio</text:p>
          </table:table-cell>
        </table:table-row>
        <table:table-row>
          <table:table-cell table:style-name="Tabla2.A2" office:value-type="string">
            <text:p text:style-name="P31">MX</text:p>
          </table:table-cell>
          <table:table-cell table:style-name="Tabla2.A2" office:value-type="string">
            <text:p text:style-name="P31">Intercambio de correo (Mail Exchange)</text:p>
          </table:table-cell>
          <table:table-cell table:style-name="Tabla2.C2" office:value-type="string">
            <text:p text:style-name="P31">Especifica los servidores de correo para un dominio</text:p>
          </table:table-cell>
        </table:table-row>
        <table:table-row>
          <table:table-cell table:style-name="Tabla2.A2" office:value-type="string">
            <text:p text:style-name="P31">NS</text:p>
          </table:table-cell>
          <table:table-cell table:style-name="Tabla2.A2" office:value-type="string">
            <text:p text:style-name="P31">Servidor de nombres (Name Server)</text:p>
          </table:table-cell>
          <table:table-cell table:style-name="Tabla2.C2" office:value-type="string">
            <text:p text:style-name="P31">Indica los servidores de nombres autoritativos</text:p>
          </table:table-cell>
        </table:table-row>
        <table:table-row>
          <table:table-cell table:style-name="Tabla2.A2" office:value-type="string">
            <text:p text:style-name="P31">PTR</text:p>
          </table:table-cell>
          <table:table-cell table:style-name="Tabla2.A2" office:value-type="string">
            <text:p text:style-name="P31">Registro de puntero (Pointer)</text:p>
          </table:table-cell>
          <table:table-cell table:style-name="Tabla2.C2" office:value-type="string">
            <text:p text:style-name="P31">Asocia una dirección IP con un nombre de dominio</text:p>
          </table:table-cell>
        </table:table-row>
        <text:soft-page-break/>
        <table:table-row>
          <table:table-cell table:style-name="Tabla2.A2" office:value-type="string">
            <text:p text:style-name="P31">TXT</text:p>
          </table:table-cell>
          <table:table-cell table:style-name="Tabla2.A2" office:value-type="string">
            <text:p text:style-name="P31">Texto</text:p>
          </table:table-cell>
          <table:table-cell table:style-name="Tabla2.C2" office:value-type="string">
            <text:p text:style-name="P31">Almacena texto descriptivo y otros datos</text:p>
          </table:table-cell>
        </table:table-row>
        <table:table-row>
          <table:table-cell table:style-name="Tabla2.A2" office:value-type="string">
            <text:p text:style-name="P31">SRV</text:p>
          </table:table-cell>
          <table:table-cell table:style-name="Tabla2.A2" office:value-type="string">
            <text:p text:style-name="P31">Servicio</text:p>
          </table:table-cell>
          <table:table-cell table:style-name="Tabla2.C2" office:value-type="string">
            <text:p text:style-name="P31">Proporciona información sobre servicios disponibles</text:p>
          </table:table-cell>
        </table:table-row>
        <table:table-row>
          <table:table-cell table:style-name="Tabla2.A2" office:value-type="string">
            <text:p text:style-name="P31">SPF</text:p>
          </table:table-cell>
          <table:table-cell table:style-name="Tabla2.A2" office:value-type="string">
            <text:p text:style-name="P31">Política de remitente (Sender Policy Framework)</text:p>
          </table:table-cell>
          <table:table-cell table:style-name="Tabla2.C2" office:value-type="string">
            <text:p text:style-name="P31">Define políticas de seguridad para el envío de correo</text:p>
          </table:table-cell>
        </table:table-row>
        <table:table-row>
          <table:table-cell table:style-name="Tabla2.A2" office:value-type="string">
            <text:p text:style-name="P31">CAA</text:p>
          </table:table-cell>
          <table:table-cell table:style-name="Tabla2.A2" office:value-type="string">
            <text:p text:style-name="P31">Autoridad de certificación (Certification Authority Authorization)</text:p>
          </table:table-cell>
          <table:table-cell table:style-name="Tabla2.C2" office:value-type="string">
            <text:p text:style-name="P31">Especifica qué autoridades de certificación pueden emitir certificados para el dominio</text:p>
          </table:table-cell>
        </table:table-row>
        <table:table-row>
          <table:table-cell table:style-name="Tabla2.A2" office:value-type="string">
            <text:p text:style-name="P31">TLSA</text:p>
          </table:table-cell>
          <table:table-cell table:style-name="Tabla2.A2" office:value-type="string">
            <text:p text:style-name="P31">Autoridad de seguridad de capa de transporte (Transport Layer Security Authentication)</text:p>
          </table:table-cell>
          <table:table-cell table:style-name="Tabla2.C2" office:value-type="string">
            <text:p text:style-name="P31">Especifica la información de certificados TLS asociados con un dominio</text:p>
          </table:table-cell>
        </table:table-row>
        <table:table-row>
          <table:table-cell table:style-name="Tabla2.A2" office:value-type="string">
            <text:p text:style-name="P31">NAPTR</text:p>
          </table:table-cell>
          <table:table-cell table:style-name="Tabla2.A2" office:value-type="string">
            <text:p text:style-name="P31">Transformación de recursos de nombre de servidor (Naming Authority Pointer)</text:p>
          </table:table-cell>
          <table:table-cell table:style-name="Tabla2.C2" office:value-type="string">
            <text:p text:style-name="P31">Permite asociar un nombre de dominio con otro mediante reglas de transformación</text:p>
          </table:table-cell>
        </table:table-row>
        <table:table-row>
          <table:table-cell table:style-name="Tabla2.A2" office:value-type="string">
            <text:p text:style-name="P31">DS</text:p>
          </table:table-cell>
          <table:table-cell table:style-name="Tabla2.A2" office:value-type="string">
            <text:p text:style-name="P31">Delegación segura (Delegation Signer)</text:p>
          </table:table-cell>
          <table:table-cell table:style-name="Tabla2.C2" office:value-type="string">
            <text:p text:style-name="P31">Utilizado para la autenticación de la cadena de confianza en DNSSEC (DNS Security Extensions)</text:p>
          </table:table-cell>
        </table:table-row>
        <table:table-row>
          <table:table-cell table:style-name="Tabla2.A2" office:value-type="string">
            <text:p text:style-name="P31">SSHFP</text:p>
          </table:table-cell>
          <table:table-cell table:style-name="Tabla2.A2" office:value-type="string">
            <text:p text:style-name="P31">Huella dactilar de clave pública SSH (SSH Fingerprint)</text:p>
          </table:table-cell>
          <table:table-cell table:style-name="Tabla2.C2" office:value-type="string">
            <text:p text:style-name="P31">Almacena la huella dactilar de la clave pública SSH asociada con un nombre de dominio</text:p>
          </table:table-cell>
        </table:table-row>
        <table:table-row>
          <table:table-cell table:style-name="Tabla2.A2" office:value-type="string">
            <text:p text:style-name="P31">RP</text:p>
          </table:table-cell>
          <table:table-cell table:style-name="Tabla2.A2" office:value-type="string">
            <text:p text:style-name="P31">Persona responsable (Responsible Person)</text:p>
          </table:table-cell>
          <table:table-cell table:style-name="Tabla2.C2" office:value-type="string">
            <text:p text:style-name="P31">Identifica la persona responsable de un recurso DNS</text:p>
          </table:table-cell>
        </table:table-row>
        <table:table-row>
          <table:table-cell table:style-name="Tabla2.A2" office:value-type="string">
            <text:p text:style-name="P31">LOC</text:p>
          </table:table-cell>
          <table:table-cell table:style-name="Tabla2.A2" office:value-type="string">
            <text:p text:style-name="P31">Localización (Location)</text:p>
          </table:table-cell>
          <table:table-cell table:style-name="Tabla2.C2" office:value-type="string">
            <text:p text:style-name="P31">Proporciona información de localización física de un dominio</text:p>
          </table:table-cell>
        </table:table-row>
        <table:table-row>
          <table:table-cell table:style-name="Tabla2.A2" office:value-type="string">
            <text:p text:style-name="P31">HINFO</text:p>
          </table:table-cell>
          <table:table-cell table:style-name="Tabla2.A2" office:value-type="string">
            <text:p text:style-name="P31">Información de hardware (Hardware Information)</text:p>
          </table:table-cell>
          <table:table-cell table:style-name="Tabla2.C2" office:value-type="string">
            <text:p text:style-name="Table_20_Contents">Almacena información sobre el hardware asociado con un nombre de dominio</text:p>
          </table:table-cell>
        </table:table-row>
      </table:table>
      <text:p text:style-name="P50">Estos son algunos de los tipos de registros DNS más comunes, pero hay otros menos comunes y específicos que se utilizan para diversos propósitos en la gestión y configuración de un sistema de nombres de dominio.</text:p>
      <text:p text:style-name="P51"/>
      <text:p text:style-name="P51">Me vale. Desarrolla qué es el directorio activo , en qué protocolos está basado y una breve explicación de su diseño, tanto lógico como de infraestructura.</text:p>
      <text:p text:style-name="P49">ChatGPT</text:p>
      <text:p text:style-name="P50">El Directorio Activo (Active Directory en inglés) es un servicio de directorio desarrollado por Microsoft que se utiliza principalmente en entornos de red basados en Windows. Proporciona una estructura centralizada y jerárquica para almacenar y organizar información sobre recursos de red como usuarios, grupos, equipos y recursos compartidos, así como políticas de seguridad y configuración.</text:p>
      <text:p text:style-name="P48"><text:span text:style-name="Strong_20_Emphasis"><text:span text:style-name="T7">Protocolos en los que está basado:</text:span></text:span><text:span text:style-name="T7"> El Directorio Activo se basa en varios protocolos estándar de Internet, como:</text:span></text:p>
      <text:list text:style-name="L22">
        <text:list-item>
          <text:p text:style-name="P66"><text:soft-page-break/><text:span text:style-name="Strong_20_Emphasis"><text:span text:style-name="T7">LDAP (Protocolo Ligero de Acceso a Directorios)</text:span></text:span><text:span text:style-name="T7">: Es el protocolo principal utilizado para la comunicación con el Directorio Activo. Proporciona operaciones para buscar, agregar, modificar y eliminar información en el directorio.</text:span></text:p>
        </text:list-item>
        <text:list-item>
          <text:p text:style-name="P66"><text:span text:style-name="Strong_20_Emphasis"><text:span text:style-name="T7">DNS (Sistema de Nombres de Dominio)</text:span></text:span><text:span text:style-name="T7">: Se utiliza para la resolución de nombres de dominio y la ubicación de servidores de directorio.</text:span></text:p>
        </text:list-item>
        <text:list-item>
          <text:p text:style-name="P66"><text:span text:style-name="Strong_20_Emphasis"><text:span text:style-name="T7">Kerberos</text:span></text:span><text:span text:style-name="T7">: Es utilizado para la autenticación segura de usuarios y servicios dentro del Directorio Activo.</text:span></text:p>
        </text:list-item>
        <text:list-item>
          <text:p text:style-name="P66"><text:span text:style-name="Strong_20_Emphasis"><text:span text:style-name="T7">LDAP-S (LDAP sobre SSL/TLS)</text:span></text:span><text:span text:style-name="T7">: Proporciona una capa adicional de seguridad al encriptar las comunicaciones LDAP.</text:span></text:p>
        </text:list-item>
      </text:list>
      <text:p text:style-name="P48"><text:span text:style-name="Strong_20_Emphasis"><text:span text:style-name="T7">Diseño lógico del Directorio Activo:</text:span></text:span><text:span text:style-name="T7"> El Directorio Activo está organizado lógicamente en una estructura jerárquica de objetos, que refleja la estructura organizativa de una empresa. Los objetos en el Directorio Activo incluyen usuarios, grupos, equipos, unidades organizativas (OU), dominios y bosques. La estructura lógica del Directorio Activo se representa mediante un árbol de directorios, con cada nodo del árbol representando un contenedor de objetos. Los dominios y bosques actúan como límites de seguridad y administrativos en la jerarquía del Directorio Activo.</text:span></text:p>
      <text:p text:style-name="P48"><text:span text:style-name="Strong_20_Emphasis"><text:span text:style-name="T7">Diseño de infraestructura del Directorio Activo:</text:span></text:span><text:span text:style-name="T7"> El Directorio Activo está diseñado para ser escalable y altamente disponible. Puede implementarse en una variedad de configuraciones, desde un único dominio independiente hasta un entorno multinivel con múltiples dominios y bosques interconectados. El diseño de la infraestructura del Directorio Activo incluye componentes como controladores de dominio, que son servidores que almacenan y replican la base de datos del Directorio Activo, sitios que representan ubicaciones físicas en la red y conexiones de replicación entre controladores de dominio para garantizar la coherencia de la información en todo el entorno.</text:span></text:p>
      <text:p text:style-name="P50">En resumen, el Directorio Activo es un servicio de directorio utilizado en entornos de red basados en Windows que proporciona una estructura centralizada y jerárquica para almacenar y organizar información sobre recursos de red y políticas de seguridad. Se basa en protocolos estándar de Internet como LDAP, DNS y Kerberos, y está diseñado con un enfoque lógico y de infraestructura escalable y altamente disponible.</text:p>
      <text:p text:style-name="P46"/>
      <text:p text:style-name="P30">Dame el procedimiento, paso a paso, para crear un dominio único en un bosque, denominado CP-SANBLAS ligado al dominio dns privado cp-sanblas.local con contraseña de administrador CaM1n0K0y0T3 en un windows server 2022 . Explica línea a línea cada instrucción de powershell </text:p>
      <text:p text:style-name="P29">ChatGPT</text:p>
      <text:p text:style-name="P50">Aquí tienes el procedimiento paso a paso para crear un dominio único en un bosque, denominado CP-SANBLAS, ligado al dominio "dns privado" cp-sanblas.local con la contraseña de administrador "CaM1n0K0y0T3" en un servidor Windows Server 2022 utilizando PowerShell:</text:p>
      <text:list text:style-name="L23">
        <text:list-item>
          <text:p text:style-name="P67"><text:span text:style-name="Strong_20_Emphasis"><text:span text:style-name="T7">Instalación del rol Servicios de dominio de Active Directory (AD DS)</text:span></text:span><text:span text:style-name="T7">:</text:span></text:p>
        </text:list-item>
      </text:list>
      <text:p text:style-name="P25">powershellCopy code</text:p>
      <text:p text:style-name="P28"><text:span text:style-name="Source_20_Text"><text:span text:style-name="T7">Install-WindowsFeature -Name AD-Domain-Services -IncludeManagementTools</text:span></text:span></text:p>
      <text:list text:style-name="L24">
        <text:list-item>
          <text:p text:style-name="P68"><text:span text:style-name="Source_20_Text"><text:span text:style-name="T7">Install-WindowsFeature</text:span></text:span><text:span text:style-name="T7">: Este cmdlet de PowerShell se utiliza para instalar roles, características y subfunciones de Windows.</text:span></text:p>
        </text:list-item>
        <text:list-item>
          <text:p text:style-name="P68"><text:span text:style-name="Source_20_Text"><text:span text:style-name="T7">-Name AD-Domain-Services</text:span></text:span><text:span text:style-name="T7">: Especifica el nombre del rol que se va a instalar, en este caso, Servicios de dominio de Active Directory (AD DS).</text:span></text:p>
        </text:list-item>
        <text:list-item>
          <text:p text:style-name="P69"><text:span text:style-name="Source_20_Text"><text:span text:style-name="T7">-IncludeManagementTools</text:span></text:span><text:span text:style-name="T7">: Incluye las herramientas de administración necesarias para gestionar el rol después de la instalación.</text:span></text:p>
        </text:list-item>
      </text:list>
      <text:list text:style-name="L25">
        <text:list-item>
          <text:p text:style-name="P70"><text:span text:style-name="Strong_20_Emphasis"><text:span text:style-name="T7">Promoción del servidor a controlador de dominio</text:span></text:span><text:span text:style-name="T7">:</text:span></text:p>
        </text:list-item>
      </text:list>
      <text:p text:style-name="P25">powershellCopy code</text:p>
      <text:p text:style-name="P28"><text:span text:style-name="Source_20_Text"><text:span text:style-name="T7">Install-ADDSForest -DomainName cp-sanblas.local -DomainNetbiosName CP-SANBLAS -SafeModeAdministratorPassword (ConvertTo-SecureString -AsPlainText "CaM1n0K0y0T3" -Force) -Force</text:span></text:span></text:p>
      <text:list text:style-name="L26">
        <text:list-item>
          <text:p text:style-name="P71"><text:span text:style-name="Source_20_Text"><text:span text:style-name="T7">Install-ADDSForest</text:span></text:span><text:span text:style-name="T7">: Este cmdlet de PowerShell se utiliza para promocionar el servidor a un controlador de dominio y crear un nuevo bosque de Active Directory.</text:span></text:p>
        </text:list-item>
        <text:list-item>
          <text:p text:style-name="P71"><text:span text:style-name="Source_20_Text"><text:span text:style-name="T7">-DomainName cp-sanblas.local</text:span></text:span><text:span text:style-name="T7">: Especifica el nombre del dominio que se está creando, en este caso, "cp-sanblas.local".</text:span></text:p>
        </text:list-item>
        <text:list-item>
          <text:p text:style-name="P71"><text:span text:style-name="Source_20_Text"><text:span text:style-name="T7">-DomainNetbiosName CP-SANBLAS</text:span></text:span><text:span text:style-name="T7">: Especifica el nombre NetBIOS del dominio, que es utilizado por versiones antiguas de Windows para la compatibilidad con redes heredadas.</text:span></text:p>
        </text:list-item>
        <text:list-item>
          <text:p text:style-name="P71"><text:span text:style-name="Source_20_Text"><text:span text:style-name="T7">-SafeModeAdministratorPassword (ConvertTo-SecureString -AsPlainText "CaM1n0K0y0T3" -Force)</text:span></text:span><text:span text:style-name="T7">: Establece la contraseña de administrador del modo seguro del dominio. </text:span><text:span text:style-name="Source_20_Text"><text:span text:style-name="T7">ConvertTo-SecureString</text:span></text:span><text:span text:style-name="T7"> convierte la contraseña de texto plano en un objeto de cadena segura.</text:span></text:p>
        </text:list-item>
        <text:list-item>
          <text:p text:style-name="P72"><text:span text:style-name="Source_20_Text"><text:span text:style-name="T7">-Force</text:span></text:span><text:span text:style-name="T7">: Suprime las confirmaciones y permite que la instalación continúe sin intervención del usuario.</text:span></text:p>
        </text:list-item>
      </text:list>
      <text:list text:style-name="L27">
        <text:list-item>
          <text:p text:style-name="P73"><text:soft-page-break/><text:span text:style-name="Strong_20_Emphasis"><text:span text:style-name="T7">Reiniciar el servidor</text:span></text:span><text:span text:style-name="T7">:</text:span></text:p>
        </text:list-item>
      </text:list>
      <text:p text:style-name="P25">powershellCopy code</text:p>
      <text:p text:style-name="P28"><text:span text:style-name="Source_20_Text"><text:span text:style-name="T7">Restart-Computer -Force</text:span></text:span></text:p>
      <text:list text:style-name="L28">
        <text:list-item>
          <text:p text:style-name="P74"><text:span text:style-name="Source_20_Text"><text:span text:style-name="T7">Restart-Computer</text:span></text:span><text:span text:style-name="T7">: Reinicia el servidor.</text:span></text:p>
        </text:list-item>
        <text:list-item>
          <text:p text:style-name="P75"><text:span text:style-name="Source_20_Text"><text:span text:style-name="T7">-Force</text:span></text:span><text:span text:style-name="T7">: Reinicia el equipo sin solicitar confirmación al usuario.</text:span></text:p>
        </text:list-item>
      </text:list>
      <text:p text:style-name="P50">Al ejecutar estos comandos en PowerShell, se instalará el rol Servicios de dominio de Active Directory (AD DS), se promoverá el servidor a un controlador de dominio y se creará un nuevo bosque de Active Directory con el nombre "cp-sanblas.local" y el nombre NetBIOS "CP-SANBLAS". Además, se establecerá la contraseña de administrador del modo seguro del dominio como "CaM1n0K0y0T3". Después de completar estos pasos, el servidor se reiniciará para aplicar los cambios.</text:p>
      <text:p text:style-name="P51"/>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opacity="50%"/>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e427" officeooo:paragraph-rsid="0004e4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F SAN BLAS – Curso MONTAJE SISTEMAS MICROINFORMÁTICO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6:56:00.328088129</meta:creation-date>
    <dc:date>2024-03-03T19:30:50.537245163</dc:date>
    <meta:editing-duration>PT13H4M17S</meta:editing-duration>
    <meta:editing-cycles>19</meta:editing-cycles>
    <meta:generator>LibreOffice/7.6.2.1$Linux_X86_64 LibreOffice_project/56f7684011345957bbf33a7ee678afaf4d2ba333</meta:generator>
    <meta:document-statistic meta:table-count="2" meta:image-count="0" meta:object-count="0" meta:page-count="17" meta:paragraph-count="285" meta:word-count="5109" meta:character-count="33335" meta:non-whitespace-character-count="28581"/>
  </office:meta>
</office:document-meta>
</file>